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4mm"/>
    </style:style>
    <style:style style:name="co2" style:family="table-column">
      <style:table-column-properties fo:break-before="auto" style:column-width="13.78mm"/>
    </style:style>
    <style:style style:name="co3" style:family="table-column">
      <style:table-column-properties fo:break-before="auto" style:column-width="14.46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6.9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18.98mm"/>
    </style:style>
    <style:style style:name="co8" style:family="table-column">
      <style:table-column-properties fo:break-before="auto" style:column-width="17.9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1.06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53.3mm"/>
    </style:style>
    <style:style style:name="co13" style:family="table-column">
      <style:table-column-properties fo:break-before="auto" style:column-width="36.65mm"/>
    </style:style>
    <style:style style:name="co14" style:family="table-column">
      <style:table-column-properties fo:break-before="auto" style:column-width="37.34mm"/>
    </style:style>
    <style:style style:name="co15" style:family="table-column">
      <style:table-column-properties fo:break-before="auto" style:column-width="38.05mm"/>
    </style:style>
    <style:style style:name="co16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1"/>
    <style:style style:name="ce3" style:family="table-cell" style:parent-style-name="Default" style:data-style-name="N111">
      <style:table-cell-properties fo:border="none"/>
    </style:style>
    <style:style style:name="ce4" style:family="table-cell" style:parent-style-name="Default" style:data-style-name="N117"/>
    <style:style style:name="ce5" style:family="table-cell" style:parent-style-name="Default" style:data-style-name="N117">
      <style:text-properties style:font-name="Liberation Sans" style:font-name-asian="DejaVu Sans" style:font-name-complex="DejaVu Sans"/>
    </style:style>
    <style:style style:name="ce6" style:family="table-cell" style:parent-style-name="Default" style:data-style-name="N115"/>
    <style:style style:name="ce7" style:family="table-cell" style:parent-style-name="Default" style:data-style-name="N115">
      <style:table-cell-properties fo:border="none"/>
    </style:style>
    <style:style style:name="ce8" style:family="table-cell" style:parent-style-name="Default" style:data-style-name="N115">
      <style:text-properties style:font-name="Liberation Sans" style:font-name-asian="DejaVu Sans" style:font-name-complex="DejaVu Sans"/>
    </style:style>
    <style:style style:name="ce9" style:family="table-cell" style:parent-style-name="Default" style:data-style-name="N118"/>
    <style:style style:name="ce10" style:family="table-cell" style:parent-style-name="Default" style:data-style-name="N118">
      <style:table-cell-properties fo:border="none"/>
    </style:style>
    <style:style style:name="ce11" style:family="table-cell" style:parent-style-name="Default" style:data-style-name="N118">
      <style:text-properties style:font-name="Liberation Sans" style:font-name-asian="DejaVu Sans" style:font-name-complex="DejaVu Sans"/>
    </style:style>
    <style:style style:name="ce12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z4" table:style-name="ta1">
        <table:shapes>
          <draw:frame draw:z-index="0" draw:style-name="gr1" draw:text-style-name="P1" svg:width="260mm" svg:height="150mm" svg:x="0mm" svg:y="150mm">
            <loext:p draw:notify-on-update-of-ranges="lz4.M2:lz4.M30 lz4.L2:lz4.L30 lz4.M2:lz4.M30 lz4.K2:lz4.K30 lz4.M2:lz4.M30 lz4.G2:lz4.G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60mm" svg:height="150mm" svg:x="270.47mm" svg:y="150mm">
            <loext:p draw:notify-on-update-of-ranges="lz4.P1:lz4.P1 lz4.P2:lz4.P19 lz4.M1:lz4.M1 lz4.M2:lz4.M19 lz4.N1:lz4.N1 lz4.N2:lz4.N19 lz4.O1:lz4.O1 lz4.O2:lz4.O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number-columns-repeated="2" table:default-cell-style-name="ce9"/>
        <table:table-column table:style-name="co9" table:number-columns-repeated="1006" table:default-cell-style-name="Default"/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c_min</text:p>
          </table:table-cell>
          <table:table-cell office:value-type="string" calcext:value-type="string">
            <text:p>c_max</text:p>
          </table:table-cell>
          <table:table-cell office:value-type="string" calcext:value-type="string">
            <text:p>c_avg</text:p>
          </table:table-cell>
          <table:table-cell office:value-type="string" calcext:value-type="string">
            <text:p>s_org</text:p>
          </table:table-cell>
          <table:table-cell office:value-type="string" calcext:value-type="string">
            <text:p>s_comp</text:p>
          </table:table-cell>
          <table:table-cell office:value-type="string" calcext:value-type="string">
            <text:p>s_dedup</text:p>
          </table:table-cell>
          <table:table-cell office:value-type="string" calcext:value-type="string">
            <text:p>unique_c</text:p>
          </table:table-cell>
          <table:table-cell office:value-type="string" calcext:value-type="string">
            <text:p>total_c</text:p>
          </table:table-cell>
          <table:table-cell/>
          <table:table-cell office:value-type="string" calcext:value-type="string">
            <text:p>comp ratio</text:p>
          </table:table-cell>
          <table:table-cell office:value-type="string" calcext:value-type="string">
            <text:p>dedup ratio</text:p>
          </table:table-cell>
          <table:table-cell office:value-type="string" calcext:value-type="string">
            <text:p>Chunksize Avg (actual)</text:p>
          </table:table-cell>
          <table:table-cell office:value-type="string" calcext:value-type="string">
            <text:p>Chunksize Avg (conf)</text:p>
          </table:table-cell>
          <table:table-cell office:value-type="string" calcext:value-type="string">
            <text:p>Chunksize Min (conf)</text:p>
          </table:table-cell>
          <table:table-cell office:value-type="string" calcext:value-type="string">
            <text:p>Chunksize Max (conf)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,00 GB</text:p>
          </table:table-cell>
          <table:table-cell office:value-type="float" office:value="1.69" calcext:value-type="float">
            <text:p>1,69 GB</text:p>
          </table:table-cell>
          <table:table-cell office:value-type="float" office:value="1.61" calcext:value-type="float">
            <text:p>1,61 GB</text:p>
          </table:table-cell>
          <table:table-cell office:value-type="float" office:value="728943" calcext:value-type="float">
            <text:p>728943</text:p>
          </table:table-cell>
          <table:table-cell office:value-type="float" office:value="781731" calcext:value-type="float">
            <text:p>781731</text:p>
          </table:table-cell>
          <table:table-cell/>
          <table:table-cell table:formula="of:=ROUND([.F2]/[.E2]*100;1)" office:value-type="float" office:value="56.3" calcext:value-type="float">
            <text:p>56,3 %</text:p>
          </table:table-cell>
          <table:table-cell table:style-name="ce5" table:formula="of:=ROUND([.G2]/[.F2]*100;1)" office:value-type="float" office:value="95.3" calcext:value-type="float">
            <text:p>95,3 %</text:p>
          </table:table-cell>
          <table:table-cell table:formula="of:=([.G2]*1024*1024)/[.I2]" office:value-type="float" office:value="2.15957581316335" calcext:value-type="float">
            <text:p>2,2 kB</text:p>
          </table:table-cell>
          <table:table-cell table:formula="of:=(2^MAX([.B2];MIN([.D2];[.C2])))/1024" office:value-type="float" office:value="1" calcext:value-type="float">
            <text:p>1,0 kB</text:p>
          </table:table-cell>
          <table:table-cell table:formula="of:=(2^[.B2])/1024" office:value-type="float" office:value="0.25" calcext:value-type="float">
            <text:p>0,3 kB</text:p>
          </table:table-cell>
          <table:table-cell table:style-name="ce8" table:formula="of:=(2^[.C2])/1024" office:value-type="float" office:value="4" calcext:value-type="float">
            <text:p>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.04" calcext:value-type="float">
            <text:p>3,04 GB</text:p>
          </table:table-cell>
          <table:table-cell office:value-type="float" office:value="1.82" calcext:value-type="float">
            <text:p>1,82 GB</text:p>
          </table:table-cell>
          <table:table-cell office:value-type="float" office:value="1.69" calcext:value-type="float">
            <text:p>1,69 GB</text:p>
          </table:table-cell>
          <table:table-cell office:value-type="float" office:value="1613086" calcext:value-type="float">
            <text:p>1613086</text:p>
          </table:table-cell>
          <table:table-cell office:value-type="float" office:value="1765526" calcext:value-type="float">
            <text:p>1765526</text:p>
          </table:table-cell>
          <table:table-cell/>
          <table:table-cell table:formula="of:=ROUND([.F3]/[.E3]*100;1)" office:value-type="float" office:value="59.9" calcext:value-type="float">
            <text:p>59,9 %</text:p>
          </table:table-cell>
          <table:table-cell table:style-name="ce5" table:formula="of:=ROUND([.G3]/[.F3]*100;1)" office:value-type="float" office:value="92.9" calcext:value-type="float">
            <text:p>92,9 %</text:p>
          </table:table-cell>
          <table:table-cell table:formula="of:=([.G3]*1024*1024)/[.I3]" office:value-type="float" office:value="1.0037198206087" calcext:value-type="float">
            <text:p>1,0 kB</text:p>
          </table:table-cell>
          <table:table-cell table:formula="of:=(2^MAX([.B3];MIN([.D3];[.C3])))/1024" office:value-type="float" office:value="1" calcext:value-type="float">
            <text:p>1,0 kB</text:p>
          </table:table-cell>
          <table:table-cell table:formula="of:=(2^[.B3])/1024" office:value-type="float" office:value="0.5" calcext:value-type="float">
            <text:p>0,5 kB</text:p>
          </table:table-cell>
          <table:table-cell table:style-name="ce8" table:formula="of:=(2^[.C3])/1024" office:value-type="float" office:value="16" calcext:value-type="float">
            <text:p>16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.02" calcext:value-type="float">
            <text:p>3,02 GB</text:p>
          </table:table-cell>
          <table:table-cell office:value-type="float" office:value="1.72" calcext:value-type="float">
            <text:p>1,72 GB</text:p>
          </table:table-cell>
          <table:table-cell office:value-type="float" office:value="1.6" calcext:value-type="float">
            <text:p>1,60 GB</text:p>
          </table:table-cell>
          <table:table-cell office:value-type="float" office:value="1003998" calcext:value-type="float">
            <text:p>1003998</text:p>
          </table:table-cell>
          <table:table-cell office:value-type="float" office:value="1099154" calcext:value-type="float">
            <text:p>1099154</text:p>
          </table:table-cell>
          <table:table-cell/>
          <table:table-cell table:formula="of:=ROUND([.F4]/[.E4]*100;1)" office:value-type="float" office:value="57" calcext:value-type="float">
            <text:p>57,0 %</text:p>
          </table:table-cell>
          <table:table-cell table:style-name="ce5" table:formula="of:=ROUND([.G4]/[.F4]*100;1)" office:value-type="float" office:value="93" calcext:value-type="float">
            <text:p>93,0 %</text:p>
          </table:table-cell>
          <table:table-cell table:formula="of:=([.G4]*1024*1024)/[.I4]" office:value-type="float" office:value="1.52637537597097" calcext:value-type="float">
            <text:p>1,5 kB</text:p>
          </table:table-cell>
          <table:table-cell table:formula="of:=(2^MAX([.B4];MIN([.D4];[.C4])))/1024" office:value-type="float" office:value="2" calcext:value-type="float">
            <text:p>2,0 kB</text:p>
          </table:table-cell>
          <table:table-cell table:formula="of:=(2^[.B4])/1024" office:value-type="float" office:value="0.25" calcext:value-type="float">
            <text:p>0,3 kB</text:p>
          </table:table-cell>
          <table:table-cell table:style-name="ce8" table:formula="of:=(2^[.C4])/1024" office:value-type="float" office:value="8" calcext:value-type="float">
            <text:p>8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.02" calcext:value-type="float">
            <text:p>3,02 GB</text:p>
          </table:table-cell>
          <table:table-cell office:value-type="float" office:value="1.73" calcext:value-type="float">
            <text:p>1,73 GB</text:p>
          </table:table-cell>
          <table:table-cell office:value-type="float" office:value="1.61" calcext:value-type="float">
            <text:p>1,61 GB</text:p>
          </table:table-cell>
          <table:table-cell office:value-type="float" office:value="1003850" calcext:value-type="float">
            <text:p>1003850</text:p>
          </table:table-cell>
          <table:table-cell office:value-type="float" office:value="1094531" calcext:value-type="float">
            <text:p>1094531</text:p>
          </table:table-cell>
          <table:table-cell/>
          <table:table-cell table:formula="of:=ROUND([.F5]/[.E5]*100;1)" office:value-type="float" office:value="57.3" calcext:value-type="float">
            <text:p>57,3 %</text:p>
          </table:table-cell>
          <table:table-cell table:style-name="ce5" table:formula="of:=ROUND([.G5]/[.F5]*100;1)" office:value-type="float" office:value="93.1" calcext:value-type="float">
            <text:p>93,1 %</text:p>
          </table:table-cell>
          <table:table-cell table:formula="of:=([.G5]*1024*1024)/[.I5]" office:value-type="float" office:value="1.54240250847166" calcext:value-type="float">
            <text:p>1,5 kB</text:p>
          </table:table-cell>
          <table:table-cell table:formula="of:=(2^MAX([.B5];MIN([.D5];[.C5])))/1024" office:value-type="float" office:value="2" calcext:value-type="float">
            <text:p>2,0 kB</text:p>
          </table:table-cell>
          <table:table-cell table:formula="of:=(2^[.B5])/1024" office:value-type="float" office:value="0.5" calcext:value-type="float">
            <text:p>0,5 kB</text:p>
          </table:table-cell>
          <table:table-cell table:style-name="ce8" table:formula="of:=(2^[.C5])/1024" office:value-type="float" office:value="128" calcext:value-type="float">
            <text:p>128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,00 GB</text:p>
          </table:table-cell>
          <table:table-cell office:value-type="float" office:value="1.65" calcext:value-type="float">
            <text:p>1,65 GB</text:p>
          </table:table-cell>
          <table:table-cell office:value-type="float" office:value="1.54" calcext:value-type="float">
            <text:p>1,54 GB</text:p>
          </table:table-cell>
          <table:table-cell office:value-type="float" office:value="605551" calcext:value-type="float">
            <text:p>605551</text:p>
          </table:table-cell>
          <table:table-cell office:value-type="float" office:value="659545" calcext:value-type="float">
            <text:p>659545</text:p>
          </table:table-cell>
          <table:table-cell/>
          <table:table-cell table:formula="of:=ROUND([.F6]/[.E6]*100;1)" office:value-type="float" office:value="55" calcext:value-type="float">
            <text:p>55,0 %</text:p>
          </table:table-cell>
          <table:table-cell table:style-name="ce5" table:formula="of:=ROUND([.G6]/[.F6]*100;1)" office:value-type="float" office:value="93.3" calcext:value-type="float">
            <text:p>93,3 %</text:p>
          </table:table-cell>
          <table:table-cell table:formula="of:=([.G6]*1024*1024)/[.I6]" office:value-type="float" office:value="2.44836522147844" calcext:value-type="float">
            <text:p>2,4 kB</text:p>
          </table:table-cell>
          <table:table-cell table:formula="of:=(2^MAX([.B6];MIN([.D6];[.C6])))/1024" office:value-type="float" office:value="4" calcext:value-type="float">
            <text:p>4,0 kB</text:p>
          </table:table-cell>
          <table:table-cell table:formula="of:=(2^[.B6])/1024" office:value-type="float" office:value="0.5" calcext:value-type="float">
            <text:p>0,5 kB</text:p>
          </table:table-cell>
          <table:table-cell table:style-name="ce8" table:formula="of:=(2^[.C6])/1024" office:value-type="float" office:value="16" calcext:value-type="float">
            <text:p>16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.99" calcext:value-type="float">
            <text:p>2,99 GB</text:p>
          </table:table-cell>
          <table:table-cell office:value-type="float" office:value="1.65" calcext:value-type="float">
            <text:p>1,65 GB</text:p>
          </table:table-cell>
          <table:table-cell office:value-type="float" office:value="1.53" calcext:value-type="float">
            <text:p>1,53 GB</text:p>
          </table:table-cell>
          <table:table-cell office:value-type="float" office:value="547144" calcext:value-type="float">
            <text:p>547144</text:p>
          </table:table-cell>
          <table:table-cell office:value-type="float" office:value="593998" calcext:value-type="float">
            <text:p>593998</text:p>
          </table:table-cell>
          <table:table-cell/>
          <table:table-cell table:formula="of:=ROUND([.F7]/[.E7]*100;1)" office:value-type="float" office:value="55.2" calcext:value-type="float">
            <text:p>55,2 %</text:p>
          </table:table-cell>
          <table:table-cell table:style-name="ce5" table:formula="of:=ROUND([.G7]/[.F7]*100;1)" office:value-type="float" office:value="92.7" calcext:value-type="float">
            <text:p>92,7 %</text:p>
          </table:table-cell>
          <table:table-cell table:formula="of:=([.G7]*1024*1024)/[.I7]" office:value-type="float" office:value="2.70088666965209" calcext:value-type="float">
            <text:p>2,7 kB</text:p>
          </table:table-cell>
          <table:table-cell table:formula="of:=(2^MAX([.B7];MIN([.D7];[.C7])))/1024" office:value-type="float" office:value="4" calcext:value-type="float">
            <text:p>4,0 kB</text:p>
          </table:table-cell>
          <table:table-cell table:formula="of:=(2^[.B7])/1024" office:value-type="float" office:value="1" calcext:value-type="float">
            <text:p>1,0 kB</text:p>
          </table:table-cell>
          <table:table-cell table:style-name="ce8" table:formula="of:=(2^[.C7])/1024" office:value-type="float" office:value="128" calcext:value-type="float">
            <text:p>128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.99" calcext:value-type="float">
            <text:p>2,99 GB</text:p>
          </table:table-cell>
          <table:table-cell office:value-type="float" office:value="1.6" calcext:value-type="float">
            <text:p>1,60 GB</text:p>
          </table:table-cell>
          <table:table-cell office:value-type="float" office:value="1.49" calcext:value-type="float">
            <text:p>1,49 GB</text:p>
          </table:table-cell>
          <table:table-cell office:value-type="float" office:value="352490" calcext:value-type="float">
            <text:p>352490</text:p>
          </table:table-cell>
          <table:table-cell office:value-type="float" office:value="381991" calcext:value-type="float">
            <text:p>381991</text:p>
          </table:table-cell>
          <table:table-cell/>
          <table:table-cell table:formula="of:=ROUND([.F8]/[.E8]*100;1)" office:value-type="float" office:value="53.5" calcext:value-type="float">
            <text:p>53,5 %</text:p>
          </table:table-cell>
          <table:table-cell table:style-name="ce5" table:formula="of:=ROUND([.G8]/[.F8]*100;1)" office:value-type="float" office:value="93.1" calcext:value-type="float">
            <text:p>93,1 %</text:p>
          </table:table-cell>
          <table:table-cell table:formula="of:=([.G8]*1024*1024)/[.I8]" office:value-type="float" office:value="4.09009175608849" calcext:value-type="float">
            <text:p>4,1 kB</text:p>
          </table:table-cell>
          <table:table-cell table:formula="of:=(2^MAX([.B8];MIN([.D8];[.C8])))/1024" office:value-type="float" office:value="8" calcext:value-type="float">
            <text:p>8,0 kB</text:p>
          </table:table-cell>
          <table:table-cell table:formula="of:=(2^[.B8])/1024" office:value-type="float" office:value="1" calcext:value-type="float">
            <text:p>1,0 kB</text:p>
          </table:table-cell>
          <table:table-cell table:style-name="ce8" table:formula="of:=(2^[.C8])/1024" office:value-type="float" office:value="32" calcext:value-type="float">
            <text:p>3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.98" calcext:value-type="float">
            <text:p>2,98 GB</text:p>
          </table:table-cell>
          <table:table-cell office:value-type="float" office:value="1.59" calcext:value-type="float">
            <text:p>1,59 GB</text:p>
          </table:table-cell>
          <table:table-cell office:value-type="float" office:value="1.48" calcext:value-type="float">
            <text:p>1,48 GB</text:p>
          </table:table-cell>
          <table:table-cell office:value-type="float" office:value="318871" calcext:value-type="float">
            <text:p>318871</text:p>
          </table:table-cell>
          <table:table-cell office:value-type="float" office:value="344626" calcext:value-type="float">
            <text:p>344626</text:p>
          </table:table-cell>
          <table:table-cell/>
          <table:table-cell table:formula="of:=ROUND([.F9]/[.E9]*100;1)" office:value-type="float" office:value="53.4" calcext:value-type="float">
            <text:p>53,4 %</text:p>
          </table:table-cell>
          <table:table-cell table:style-name="ce5" table:formula="of:=ROUND([.G9]/[.F9]*100;1)" office:value-type="float" office:value="93.1" calcext:value-type="float">
            <text:p>93,1 %</text:p>
          </table:table-cell>
          <table:table-cell table:formula="of:=([.G9]*1024*1024)/[.I9]" office:value-type="float" office:value="4.50312071637079" calcext:value-type="float">
            <text:p>4,5 kB</text:p>
          </table:table-cell>
          <table:table-cell table:formula="of:=(2^MAX([.B9];MIN([.D9];[.C9])))/1024" office:value-type="float" office:value="8" calcext:value-type="float">
            <text:p>8,0 kB</text:p>
          </table:table-cell>
          <table:table-cell table:formula="of:=(2^[.B9])/1024" office:value-type="float" office:value="2" calcext:value-type="float">
            <text:p>2,0 kB</text:p>
          </table:table-cell>
          <table:table-cell table:style-name="ce8" table:formula="of:=(2^[.C9])/1024" office:value-type="float" office:value="256" calcext:value-type="float">
            <text:p>256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.98" calcext:value-type="float">
            <text:p>2,98 GB</text:p>
          </table:table-cell>
          <table:table-cell office:value-type="float" office:value="1.55" calcext:value-type="float">
            <text:p>1,55 GB</text:p>
          </table:table-cell>
          <table:table-cell office:value-type="float" office:value="1.45" calcext:value-type="float">
            <text:p>1,45 GB</text:p>
          </table:table-cell>
          <table:table-cell office:value-type="float" office:value="222088" calcext:value-type="float">
            <text:p>222088</text:p>
          </table:table-cell>
          <table:table-cell office:value-type="float" office:value="239460" calcext:value-type="float">
            <text:p>239460</text:p>
          </table:table-cell>
          <table:table-cell/>
          <table:table-cell table:formula="of:=ROUND([.F10]/[.E10]*100;1)" office:value-type="float" office:value="52" calcext:value-type="float">
            <text:p>52,0 %</text:p>
          </table:table-cell>
          <table:table-cell table:style-name="ce5" table:formula="of:=ROUND([.G10]/[.F10]*100;1)" office:value-type="float" office:value="93.5" calcext:value-type="float">
            <text:p>93,5 %</text:p>
          </table:table-cell>
          <table:table-cell table:formula="of:=([.G10]*1024*1024)/[.I10]" office:value-type="float" office:value="6.34943289067068" calcext:value-type="float">
            <text:p>6,3 kB</text:p>
          </table:table-cell>
          <table:table-cell table:formula="of:=(2^MAX([.B10];MIN([.D10];[.C10])))/1024" office:value-type="float" office:value="16" calcext:value-type="float">
            <text:p>16,0 kB</text:p>
          </table:table-cell>
          <table:table-cell table:formula="of:=(2^[.B10])/1024" office:value-type="float" office:value="2" calcext:value-type="float">
            <text:p>2,0 kB</text:p>
          </table:table-cell>
          <table:table-cell table:style-name="ce8" table:formula="of:=(2^[.C10])/1024" office:value-type="float" office:value="64" calcext:value-type="float">
            <text:p>6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98" calcext:value-type="float">
            <text:p>2,98 GB</text:p>
          </table:table-cell>
          <table:table-cell office:value-type="float" office:value="1.55" calcext:value-type="float">
            <text:p>1,55 GB</text:p>
          </table:table-cell>
          <table:table-cell office:value-type="float" office:value="1.45" calcext:value-type="float">
            <text:p>1,45 GB</text:p>
          </table:table-cell>
          <table:table-cell office:value-type="float" office:value="204124" calcext:value-type="float">
            <text:p>204124</text:p>
          </table:table-cell>
          <table:table-cell office:value-type="float" office:value="219725" calcext:value-type="float">
            <text:p>219725</text:p>
          </table:table-cell>
          <table:table-cell/>
          <table:table-cell table:formula="of:=ROUND([.F11]/[.E11]*100;1)" office:value-type="float" office:value="52" calcext:value-type="float">
            <text:p>52,0 %</text:p>
          </table:table-cell>
          <table:table-cell table:style-name="ce5" table:formula="of:=ROUND([.G11]/[.F11]*100;1)" office:value-type="float" office:value="93.5" calcext:value-type="float">
            <text:p>93,5 %</text:p>
          </table:table-cell>
          <table:table-cell table:formula="of:=([.G11]*1024*1024)/[.I11]" office:value-type="float" office:value="6.91971873933326" calcext:value-type="float">
            <text:p>6,9 kB</text:p>
          </table:table-cell>
          <table:table-cell table:formula="of:=(2^MAX([.B11];MIN([.D11];[.C11])))/1024" office:value-type="float" office:value="16" calcext:value-type="float">
            <text:p>16,0 kB</text:p>
          </table:table-cell>
          <table:table-cell table:formula="of:=(2^[.B11])/1024" office:value-type="float" office:value="4" calcext:value-type="float">
            <text:p>4,0 kB</text:p>
          </table:table-cell>
          <table:table-cell table:style-name="ce8" table:formula="of:=(2^[.C11])/1024" office:value-type="float" office:value="1024" calcext:value-type="float">
            <text:p>102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.98" calcext:value-type="float">
            <text:p>2,98 GB</text:p>
          </table:table-cell>
          <table:table-cell office:value-type="float" office:value="1.53" calcext:value-type="float">
            <text:p>1,53 GB</text:p>
          </table:table-cell>
          <table:table-cell office:value-type="float" office:value="1.44" calcext:value-type="float">
            <text:p>1,44 GB</text:p>
          </table:table-cell>
          <table:table-cell office:value-type="float" office:value="154897" calcext:value-type="float">
            <text:p>154897</text:p>
          </table:table-cell>
          <table:table-cell office:value-type="float" office:value="166406" calcext:value-type="float">
            <text:p>166406</text:p>
          </table:table-cell>
          <table:table-cell/>
          <table:table-cell table:formula="of:=ROUND([.F12]/[.E12]*100;1)" office:value-type="float" office:value="51.3" calcext:value-type="float">
            <text:p>51,3 %</text:p>
          </table:table-cell>
          <table:table-cell table:style-name="ce5" table:formula="of:=ROUND([.G12]/[.F12]*100;1)" office:value-type="float" office:value="94.1" calcext:value-type="float">
            <text:p>94,1 %</text:p>
          </table:table-cell>
          <table:table-cell table:formula="of:=([.G12]*1024*1024)/[.I12]" office:value-type="float" office:value="9.07388820114659" calcext:value-type="float">
            <text:p>9,1 kB</text:p>
          </table:table-cell>
          <table:table-cell table:formula="of:=(2^MAX([.B12];MIN([.D12];[.C12])))/1024" office:value-type="float" office:value="32" calcext:value-type="float">
            <text:p>32,0 kB</text:p>
          </table:table-cell>
          <table:table-cell table:formula="of:=(2^[.B12])/1024" office:value-type="float" office:value="4" calcext:value-type="float">
            <text:p>4,0 kB</text:p>
          </table:table-cell>
          <table:table-cell table:style-name="ce8" table:formula="of:=(2^[.C12])/1024" office:value-type="float" office:value="512" calcext:value-type="float">
            <text:p>51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98" calcext:value-type="float">
            <text:p>2,98 GB</text:p>
          </table:table-cell>
          <table:table-cell office:value-type="float" office:value="1.51" calcext:value-type="float">
            <text:p>1,51 GB</text:p>
          </table:table-cell>
          <table:table-cell office:value-type="float" office:value="1.43" calcext:value-type="float">
            <text:p>1,43 GB</text:p>
          </table:table-cell>
          <table:table-cell office:value-type="float" office:value="123168" calcext:value-type="float">
            <text:p>123168</text:p>
          </table:table-cell>
          <table:table-cell office:value-type="float" office:value="132013" calcext:value-type="float">
            <text:p>132013</text:p>
          </table:table-cell>
          <table:table-cell/>
          <table:table-cell table:formula="of:=ROUND([.F13]/[.E13]*100;1)" office:value-type="float" office:value="50.7" calcext:value-type="float">
            <text:p>50,7 %</text:p>
          </table:table-cell>
          <table:table-cell table:style-name="ce5" table:formula="of:=ROUND([.G13]/[.F13]*100;1)" office:value-type="float" office:value="94.7" calcext:value-type="float">
            <text:p>94,7 %</text:p>
          </table:table-cell>
          <table:table-cell table:formula="of:=([.G13]*1024*1024)/[.I13]" office:value-type="float" office:value="11.3584546976434" calcext:value-type="float">
            <text:p>11,4 kB</text:p>
          </table:table-cell>
          <table:table-cell table:formula="of:=(2^MAX([.B13];MIN([.D13];[.C13])))/1024" office:value-type="float" office:value="64" calcext:value-type="float">
            <text:p>64,0 kB</text:p>
          </table:table-cell>
          <table:table-cell table:formula="of:=(2^[.B13])/1024" office:value-type="float" office:value="8" calcext:value-type="float">
            <text:p>8,0 kB</text:p>
          </table:table-cell>
          <table:table-cell table:style-name="ce8" table:formula="of:=(2^[.C13])/1024" office:value-type="float" office:value="1024" calcext:value-type="float">
            <text:p>102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.97" calcext:value-type="float">
            <text:p>2,97 GB</text:p>
          </table:table-cell>
          <table:table-cell office:value-type="float" office:value="1.51" calcext:value-type="float">
            <text:p>1,51 GB</text:p>
          </table:table-cell>
          <table:table-cell office:value-type="float" office:value="1.43" calcext:value-type="float">
            <text:p>1,43 GB</text:p>
          </table:table-cell>
          <table:table-cell office:value-type="float" office:value="107471" calcext:value-type="float">
            <text:p>107471</text:p>
          </table:table-cell>
          <table:table-cell office:value-type="float" office:value="115127" calcext:value-type="float">
            <text:p>115127</text:p>
          </table:table-cell>
          <table:table-cell/>
          <table:table-cell table:formula="of:=ROUND([.F14]/[.E14]*100;1)" office:value-type="float" office:value="50.8" calcext:value-type="float">
            <text:p>50,8 %</text:p>
          </table:table-cell>
          <table:table-cell table:style-name="ce5" table:formula="of:=ROUND([.G14]/[.F14]*100;1)" office:value-type="float" office:value="94.7" calcext:value-type="float">
            <text:p>94,7 %</text:p>
          </table:table-cell>
          <table:table-cell table:formula="of:=([.G14]*1024*1024)/[.I14]" office:value-type="float" office:value="13.0244311065172" calcext:value-type="float">
            <text:p>13,0 kB</text:p>
          </table:table-cell>
          <table:table-cell table:formula="of:=(2^MAX([.B14];MIN([.D14];[.C14])))/1024" office:value-type="float" office:value="128" calcext:value-type="float">
            <text:p>128,0 kB</text:p>
          </table:table-cell>
          <table:table-cell table:formula="of:=(2^[.B14])/1024" office:value-type="float" office:value="16" calcext:value-type="float">
            <text:p>16,0 kB</text:p>
          </table:table-cell>
          <table:table-cell table:style-name="ce8" table:formula="of:=(2^[.C14])/1024" office:value-type="float" office:value="2048" calcext:value-type="float">
            <text:p>2048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97" calcext:value-type="float">
            <text:p>2,97 GB</text:p>
          </table:table-cell>
          <table:table-cell office:value-type="float" office:value="1.5" calcext:value-type="float">
            <text:p>1,50 GB</text:p>
          </table:table-cell>
          <table:table-cell office:value-type="float" office:value="1.43" calcext:value-type="float">
            <text:p>1,43 GB</text:p>
          </table:table-cell>
          <table:table-cell office:value-type="float" office:value="100959" calcext:value-type="float">
            <text:p>100959</text:p>
          </table:table-cell>
          <table:table-cell office:value-type="float" office:value="108072" calcext:value-type="float">
            <text:p>108072</text:p>
          </table:table-cell>
          <table:table-cell/>
          <table:table-cell table:formula="of:=ROUND([.F15]/[.E15]*100;1)" office:value-type="float" office:value="50.5" calcext:value-type="float">
            <text:p>50,5 %</text:p>
          </table:table-cell>
          <table:table-cell table:style-name="ce5" table:formula="of:=ROUND([.G15]/[.F15]*100;1)" office:value-type="float" office:value="95.3" calcext:value-type="float">
            <text:p>95,3 %</text:p>
          </table:table-cell>
          <table:table-cell table:formula="of:=([.G15]*1024*1024)/[.I15]" office:value-type="float" office:value="13.8746731808424" calcext:value-type="float">
            <text:p>13,9 kB</text:p>
          </table:table-cell>
          <table:table-cell table:formula="of:=(2^MAX([.B15];MIN([.D15];[.C15])))/1024" office:value-type="float" office:value="256" calcext:value-type="float">
            <text:p>256,0 kB</text:p>
          </table:table-cell>
          <table:table-cell table:formula="of:=(2^[.B15])/1024" office:value-type="float" office:value="16" calcext:value-type="float">
            <text:p>16,0 kB</text:p>
          </table:table-cell>
          <table:table-cell table:style-name="ce8" table:formula="of:=(2^[.C15])/1024" office:value-type="float" office:value="1024" calcext:value-type="float">
            <text:p>1024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.97" calcext:value-type="float">
            <text:p>2,97 GB</text:p>
          </table:table-cell>
          <table:table-cell office:value-type="float" office:value="1.5" calcext:value-type="float">
            <text:p>1,50 GB</text:p>
          </table:table-cell>
          <table:table-cell office:value-type="float" office:value="1.43" calcext:value-type="float">
            <text:p>1,43 GB</text:p>
          </table:table-cell>
          <table:table-cell office:value-type="float" office:value="96805" calcext:value-type="float">
            <text:p>96805</text:p>
          </table:table-cell>
          <table:table-cell office:value-type="float" office:value="103655" calcext:value-type="float">
            <text:p>103655</text:p>
          </table:table-cell>
          <table:table-cell/>
          <table:table-cell table:formula="of:=ROUND([.F16]/[.E16]*100;1)" office:value-type="float" office:value="50.5" calcext:value-type="float">
            <text:p>50,5 %</text:p>
          </table:table-cell>
          <table:table-cell table:style-name="ce5" table:formula="of:=ROUND([.G16]/[.F16]*100;1)" office:value-type="float" office:value="95.3" calcext:value-type="float">
            <text:p>95,3 %</text:p>
          </table:table-cell>
          <table:table-cell table:formula="of:=([.G16]*1024*1024)/[.I16]" office:value-type="float" office:value="14.4659078674449" calcext:value-type="float">
            <text:p>14,5 kB</text:p>
          </table:table-cell>
          <table:table-cell table:formula="of:=(2^MAX([.B16];MIN([.D16];[.C16])))/1024" office:value-type="float" office:value="512" calcext:value-type="float">
            <text:p>512,0 kB</text:p>
          </table:table-cell>
          <table:table-cell table:formula="of:=(2^[.B16])/1024" office:value-type="float" office:value="32" calcext:value-type="float">
            <text:p>32,0 kB</text:p>
          </table:table-cell>
          <table:table-cell table:style-name="ce8" table:formula="of:=(2^[.C16])/1024" office:value-type="float" office:value="2048" calcext:value-type="float">
            <text:p>2048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.97" calcext:value-type="float">
            <text:p>2,97 GB</text:p>
          </table:table-cell>
          <table:table-cell office:value-type="float" office:value="1.5" calcext:value-type="float">
            <text:p>1,50 GB</text:p>
          </table:table-cell>
          <table:table-cell office:value-type="float" office:value="1.43" calcext:value-type="float">
            <text:p>1,43 GB</text:p>
          </table:table-cell>
          <table:table-cell office:value-type="float" office:value="94854" calcext:value-type="float">
            <text:p>94854</text:p>
          </table:table-cell>
          <table:table-cell office:value-type="float" office:value="101589" calcext:value-type="float">
            <text:p>101589</text:p>
          </table:table-cell>
          <table:table-cell/>
          <table:table-cell table:formula="of:=ROUND([.F17]/[.E17]*100;1)" office:value-type="float" office:value="50.5" calcext:value-type="float">
            <text:p>50,5 %</text:p>
          </table:table-cell>
          <table:table-cell table:style-name="ce5" table:formula="of:=ROUND([.G17]/[.F17]*100;1)" office:value-type="float" office:value="95.3" calcext:value-type="float">
            <text:p>95,3 %</text:p>
          </table:table-cell>
          <table:table-cell table:formula="of:=([.G17]*1024*1024)/[.I17]" office:value-type="float" office:value="14.7600988295977" calcext:value-type="float">
            <text:p>14,8 kB</text:p>
          </table:table-cell>
          <table:table-cell table:formula="of:=(2^MAX([.B17];MIN([.D17];[.C17])))/1024" office:value-type="float" office:value="1024" calcext:value-type="float">
            <text:p>1024,0 kB</text:p>
          </table:table-cell>
          <table:table-cell table:formula="of:=(2^[.B17])/1024" office:value-type="float" office:value="64" calcext:value-type="float">
            <text:p>64,0 kB</text:p>
          </table:table-cell>
          <table:table-cell table:style-name="ce8" table:formula="of:=(2^[.C17])/1024" office:value-type="float" office:value="4096" calcext:value-type="float">
            <text:p>4096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.97" calcext:value-type="float">
            <text:p>2,97 GB</text:p>
          </table:table-cell>
          <table:table-cell office:value-type="float" office:value="1.5" calcext:value-type="float">
            <text:p>1,50 GB</text:p>
          </table:table-cell>
          <table:table-cell office:value-type="float" office:value="1.43" calcext:value-type="float">
            <text:p>1,43 GB</text:p>
          </table:table-cell>
          <table:table-cell office:value-type="float" office:value="93516" calcext:value-type="float">
            <text:p>93516</text:p>
          </table:table-cell>
          <table:table-cell office:value-type="float" office:value="100146" calcext:value-type="float">
            <text:p>100146</text:p>
          </table:table-cell>
          <table:table-cell/>
          <table:table-cell table:formula="of:=ROUND([.F18]/[.E18]*100;1)" office:value-type="float" office:value="50.5" calcext:value-type="float">
            <text:p>50,5 %</text:p>
          </table:table-cell>
          <table:table-cell table:style-name="ce5" table:formula="of:=ROUND([.G18]/[.F18]*100;1)" office:value-type="float" office:value="95.3" calcext:value-type="float">
            <text:p>95,3 %</text:p>
          </table:table-cell>
          <table:table-cell table:formula="of:=([.G18]*1024*1024)/[.I18]" office:value-type="float" office:value="14.9727765462425" calcext:value-type="float">
            <text:p>15,0 kB</text:p>
          </table:table-cell>
          <table:table-cell table:formula="of:=(2^MAX([.B18];MIN([.D18];[.C18])))/1024" office:value-type="float" office:value="2048" calcext:value-type="float">
            <text:p>2048,0 kB</text:p>
          </table:table-cell>
          <table:table-cell table:formula="of:=(2^[.B18])/1024" office:value-type="float" office:value="1024" calcext:value-type="float">
            <text:p>1024,0 kB</text:p>
          </table:table-cell>
          <table:table-cell table:style-name="ce8" table:formula="of:=(2^[.C18])/1024" office:value-type="float" office:value="8192" calcext:value-type="float">
            <text:p>8192,0 kB</text:p>
          </table:table-cell>
          <table:table-cell/>
          <table:table-cell table:style-name="ce11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.97" calcext:value-type="float">
            <text:p>2,97 GB</text:p>
          </table:table-cell>
          <table:table-cell office:value-type="float" office:value="1.5" calcext:value-type="float">
            <text:p>1,50 GB</text:p>
          </table:table-cell>
          <table:table-cell office:value-type="float" office:value="1.44" calcext:value-type="float">
            <text:p>1,44 GB</text:p>
          </table:table-cell>
          <table:table-cell office:value-type="float" office:value="99969" calcext:value-type="float">
            <text:p>99969</text:p>
          </table:table-cell>
          <table:table-cell office:value-type="float" office:value="106959" calcext:value-type="float">
            <text:p>106959</text:p>
          </table:table-cell>
          <table:table-cell/>
          <table:table-cell table:formula="of:=ROUND([.F19]/[.E19]*100;1)" office:value-type="float" office:value="50.5" calcext:value-type="float">
            <text:p>50,5 %</text:p>
          </table:table-cell>
          <table:table-cell table:style-name="ce5" table:formula="of:=ROUND([.G19]/[.F19]*100;1)" office:value-type="float" office:value="96" calcext:value-type="float">
            <text:p>96,0 %</text:p>
          </table:table-cell>
          <table:table-cell table:formula="of:=([.G19]*1024*1024)/[.I19]" office:value-type="float" office:value="14.1170863601941" calcext:value-type="float">
            <text:p>14,1 kB</text:p>
          </table:table-cell>
          <table:table-cell table:formula="of:=(2^MAX([.B19];MIN([.D19];[.C19])))/1024" office:value-type="float" office:value="256" calcext:value-type="float">
            <text:p>256,0 kB</text:p>
          </table:table-cell>
          <table:table-cell table:formula="of:=(2^[.B19])/1024" office:value-type="float" office:value="256" calcext:value-type="float">
            <text:p>256,0 kB</text:p>
          </table:table-cell>
          <table:table-cell table:style-name="ce8" table:formula="of:=(2^[.C19])/1024" office:value-type="float" office:value="256" calcext:value-type="float">
            <text:p>256,0 kB</text:p>
          </table:table-cell>
          <table:table-cell/>
          <table:table-cell table:style-name="ce11"/>
          <table:table-cell table:number-columns-repeated="1006"/>
        </table:table-row>
        <table:table-row table:style-name="ro1" table:number-rows-repeated="11">
          <table:table-cell table:number-columns-repeated="11"/>
          <table:table-cell table:style-name="ce5"/>
          <table:table-cell table:number-columns-repeated="3"/>
          <table:table-cell table:style-name="ce8"/>
          <table:table-cell/>
          <table:table-cell table:style-name="ce11"/>
          <table:table-cell table:number-columns-repeated="1006"/>
        </table:table-row>
        <table:table-row table:style-name="ro1">
          <table:table-cell table:style-name="ce1" table:number-columns-repeated="4"/>
          <table:table-cell table:style-name="ce3" table:number-columns-repeated="3"/>
          <table:table-cell table:style-name="ce1" table:number-columns-repeated="3"/>
          <table:table-cell/>
          <table:table-cell table:style-name="ce5"/>
          <table:table-cell table:style-name="ce7"/>
          <table:table-cell table:number-columns-repeated="2"/>
          <table:table-cell table:style-name="ce8"/>
          <table:table-cell table:style-name="ce10" table:number-columns-repeated="2"/>
          <table:table-cell/>
          <table:table-cell table:style-name="ce1" table:number-columns-repeated="1005"/>
        </table:table-row>
        <table:table-row table:style-name="ro1" table:number-rows-repeated="28">
          <table:table-cell table:number-columns-repeated="11"/>
          <table:table-cell table:style-name="ce5"/>
          <table:table-cell table:number-columns-repeated="3"/>
          <table:table-cell table:style-name="ce8"/>
          <table:table-cell table:number-columns-repeated="100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lib" table:style-name="ta1">
        <table:shapes>
          <draw:frame draw:z-index="0" draw:style-name="gr1" draw:text-style-name="P1" svg:width="260mm" svg:height="150mm" svg:x="270mm" svg:y="149.99mm">
            <loext:p draw:notify-on-update-of-ranges="zlib.P1:zlib.P1 zlib.P2:zlib.P19 zlib.M1:zlib.M1 zlib.M2:zlib.M19 zlib.N1:zlib.N1 zlib.N2:zlib.N19 zlib.O1:zlib.O1 zlib.O2:zlib.O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0mm" svg:height="150mm" svg:x="0mm" svg:y="150.01mm">
            <loext:p draw:notify-on-update-of-ranges="zlib.M2:zlib.M30 zlib.L2:zlib.L30 zlib.M2:zlib.M30 zlib.K2:zlib.K30 zlib.M2:zlib.M30 zlib.G2:zlib.G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9" table:number-columns-repeated="1008" table:default-cell-style-name="Default"/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c_min</text:p>
          </table:table-cell>
          <table:table-cell office:value-type="string" calcext:value-type="string">
            <text:p>c_max</text:p>
          </table:table-cell>
          <table:table-cell office:value-type="string" calcext:value-type="string">
            <text:p>c_avg</text:p>
          </table:table-cell>
          <table:table-cell office:value-type="string" calcext:value-type="string">
            <text:p>s_org</text:p>
          </table:table-cell>
          <table:table-cell office:value-type="string" calcext:value-type="string">
            <text:p>s_comp</text:p>
          </table:table-cell>
          <table:table-cell office:value-type="string" calcext:value-type="string">
            <text:p>s_dedup</text:p>
          </table:table-cell>
          <table:table-cell office:value-type="string" calcext:value-type="string">
            <text:p>unique_c</text:p>
          </table:table-cell>
          <table:table-cell office:value-type="string" calcext:value-type="string">
            <text:p>total_c</text:p>
          </table:table-cell>
          <table:table-cell/>
          <table:table-cell office:value-type="string" calcext:value-type="string">
            <text:p>comp ratio</text:p>
          </table:table-cell>
          <table:table-cell office:value-type="string" calcext:value-type="string">
            <text:p>dedup ratio</text:p>
          </table:table-cell>
          <table:table-cell table:style-name="ce8" office:value-type="string" calcext:value-type="string">
            <text:p>Chunksize Avg (actual)</text:p>
          </table:table-cell>
          <table:table-cell office:value-type="string" calcext:value-type="string">
            <text:p>Chunksize Avg (conf)</text:p>
          </table:table-cell>
          <table:table-cell office:value-type="string" calcext:value-type="string">
            <text:p>Chunksize Min (conf)</text:p>
          </table:table-cell>
          <table:table-cell office:value-type="string" calcext:value-type="string">
            <text:p>Chunksize Max (conf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,00 GB</text:p>
          </table:table-cell>
          <table:table-cell office:value-type="float" office:value="1.26" calcext:value-type="float">
            <text:p>1,26 GB</text:p>
          </table:table-cell>
          <table:table-cell office:value-type="float" office:value="1.2" calcext:value-type="float">
            <text:p>1,20 GB</text:p>
          </table:table-cell>
          <table:table-cell office:value-type="float" office:value="728906" calcext:value-type="float">
            <text:p>728906</text:p>
          </table:table-cell>
          <table:table-cell office:value-type="float" office:value="781696" calcext:value-type="float">
            <text:p>781696</text:p>
          </table:table-cell>
          <table:table-cell/>
          <table:table-cell table:formula="of:=ROUND([.F2]/[.E2]*100;1)" office:value-type="float" office:value="42" calcext:value-type="float">
            <text:p>42,0 %</text:p>
          </table:table-cell>
          <table:table-cell table:style-name="ce5" table:formula="of:=ROUND([.G2]/[.F2]*100;1)" office:value-type="float" office:value="95.2" calcext:value-type="float">
            <text:p>95,2 %</text:p>
          </table:table-cell>
          <table:table-cell table:formula="of:=([.G2]*1024*1024)/[.I2]" office:value-type="float" office:value="1.60969379400688" calcext:value-type="float">
            <text:p>1,6 kB</text:p>
          </table:table-cell>
          <table:table-cell table:formula="of:=(2^MAX([.B2];MIN([.D2];[.C2])))/1024" office:value-type="float" office:value="1" calcext:value-type="float">
            <text:p>1,0 kB</text:p>
          </table:table-cell>
          <table:table-cell table:formula="of:=(2^[.B2])/1024" office:value-type="float" office:value="0.25" calcext:value-type="float">
            <text:p>0,3 kB</text:p>
          </table:table-cell>
          <table:table-cell table:style-name="ce8" table:formula="of:=(2^[.C2])/1024" office:value-type="float" office:value="4" calcext:value-type="float">
            <text:p>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.04" calcext:value-type="float">
            <text:p>3,04 GB</text:p>
          </table:table-cell>
          <table:table-cell office:value-type="float" office:value="1.41" calcext:value-type="float">
            <text:p>1,41 GB</text:p>
          </table:table-cell>
          <table:table-cell office:value-type="float" office:value="1.31" calcext:value-type="float">
            <text:p>1,31 GB</text:p>
          </table:table-cell>
          <table:table-cell office:value-type="float" office:value="1613079" calcext:value-type="float">
            <text:p>1613079</text:p>
          </table:table-cell>
          <table:table-cell office:value-type="float" office:value="1765523" calcext:value-type="float">
            <text:p>1765523</text:p>
          </table:table-cell>
          <table:table-cell/>
          <table:table-cell table:formula="of:=ROUND([.F3]/[.E3]*100;1)" office:value-type="float" office:value="46.4" calcext:value-type="float">
            <text:p>46,4 %</text:p>
          </table:table-cell>
          <table:table-cell table:style-name="ce5" table:formula="of:=ROUND([.G3]/[.F3]*100;1)" office:value-type="float" office:value="92.9" calcext:value-type="float">
            <text:p>92,9 %</text:p>
          </table:table-cell>
          <table:table-cell table:formula="of:=([.G3]*1024*1024)/[.I3]" office:value-type="float" office:value="0.778032662276277" calcext:value-type="float">
            <text:p>0,8 kB</text:p>
          </table:table-cell>
          <table:table-cell table:formula="of:=(2^MAX([.B3];MIN([.D3];[.C3])))/1024" office:value-type="float" office:value="1" calcext:value-type="float">
            <text:p>1,0 kB</text:p>
          </table:table-cell>
          <table:table-cell table:formula="of:=(2^[.B3])/1024" office:value-type="float" office:value="0.5" calcext:value-type="float">
            <text:p>0,5 kB</text:p>
          </table:table-cell>
          <table:table-cell table:style-name="ce8" table:formula="of:=(2^[.C3])/1024" office:value-type="float" office:value="16" calcext:value-type="float">
            <text:p>1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.02" calcext:value-type="float">
            <text:p>3,02 GB</text:p>
          </table:table-cell>
          <table:table-cell office:value-type="float" office:value="1.3" calcext:value-type="float">
            <text:p>1,30 GB</text:p>
          </table:table-cell>
          <table:table-cell office:value-type="float" office:value="1.21" calcext:value-type="float">
            <text:p>1,21 GB</text:p>
          </table:table-cell>
          <table:table-cell office:value-type="float" office:value="1004029" calcext:value-type="float">
            <text:p>1004029</text:p>
          </table:table-cell>
          <table:table-cell office:value-type="float" office:value="1099202" calcext:value-type="float">
            <text:p>1099202</text:p>
          </table:table-cell>
          <table:table-cell/>
          <table:table-cell table:formula="of:=ROUND([.F4]/[.E4]*100;1)" office:value-type="float" office:value="43" calcext:value-type="float">
            <text:p>43,0 %</text:p>
          </table:table-cell>
          <table:table-cell table:style-name="ce5" table:formula="of:=ROUND([.G4]/[.F4]*100;1)" office:value-type="float" office:value="93.1" calcext:value-type="float">
            <text:p>93,1 %</text:p>
          </table:table-cell>
          <table:table-cell table:formula="of:=([.G4]*1024*1024)/[.I4]" office:value-type="float" office:value="1.15427097112269" calcext:value-type="float">
            <text:p>1,2 kB</text:p>
          </table:table-cell>
          <table:table-cell table:formula="of:=(2^MAX([.B4];MIN([.D4];[.C4])))/1024" office:value-type="float" office:value="2" calcext:value-type="float">
            <text:p>2,0 kB</text:p>
          </table:table-cell>
          <table:table-cell table:formula="of:=(2^[.B4])/1024" office:value-type="float" office:value="0.25" calcext:value-type="float">
            <text:p>0,3 kB</text:p>
          </table:table-cell>
          <table:table-cell table:style-name="ce8" table:formula="of:=(2^[.C4])/1024" office:value-type="float" office:value="8" calcext:value-type="float">
            <text:p>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.02" calcext:value-type="float">
            <text:p>3,02 GB</text:p>
          </table:table-cell>
          <table:table-cell office:value-type="float" office:value="1.31" calcext:value-type="float">
            <text:p>1,31 GB</text:p>
          </table:table-cell>
          <table:table-cell office:value-type="float" office:value="1.22" calcext:value-type="float">
            <text:p>1,22 GB</text:p>
          </table:table-cell>
          <table:table-cell office:value-type="float" office:value="1003859" calcext:value-type="float">
            <text:p>1003859</text:p>
          </table:table-cell>
          <table:table-cell office:value-type="float" office:value="1094536" calcext:value-type="float">
            <text:p>1094536</text:p>
          </table:table-cell>
          <table:table-cell/>
          <table:table-cell table:formula="of:=ROUND([.F5]/[.E5]*100;1)" office:value-type="float" office:value="43.4" calcext:value-type="float">
            <text:p>43,4 %</text:p>
          </table:table-cell>
          <table:table-cell table:style-name="ce5" table:formula="of:=ROUND([.G5]/[.F5]*100;1)" office:value-type="float" office:value="93.1" calcext:value-type="float">
            <text:p>93,1 %</text:p>
          </table:table-cell>
          <table:table-cell table:formula="of:=([.G5]*1024*1024)/[.I5]" office:value-type="float" office:value="1.168771716965" calcext:value-type="float">
            <text:p>1,2 kB</text:p>
          </table:table-cell>
          <table:table-cell table:formula="of:=(2^MAX([.B5];MIN([.D5];[.C5])))/1024" office:value-type="float" office:value="2" calcext:value-type="float">
            <text:p>2,0 kB</text:p>
          </table:table-cell>
          <table:table-cell table:formula="of:=(2^[.B5])/1024" office:value-type="float" office:value="0.5" calcext:value-type="float">
            <text:p>0,5 kB</text:p>
          </table:table-cell>
          <table:table-cell table:style-name="ce8" table:formula="of:=(2^[.C5])/1024" office:value-type="float" office:value="128" calcext:value-type="float">
            <text:p>12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,00 GB</text:p>
          </table:table-cell>
          <table:table-cell office:value-type="float" office:value="1.23" calcext:value-type="float">
            <text:p>1,23 GB</text:p>
          </table:table-cell>
          <table:table-cell office:value-type="float" office:value="1.15" calcext:value-type="float">
            <text:p>1,15 GB</text:p>
          </table:table-cell>
          <table:table-cell office:value-type="float" office:value="605544" calcext:value-type="float">
            <text:p>605544</text:p>
          </table:table-cell>
          <table:table-cell office:value-type="float" office:value="659535" calcext:value-type="float">
            <text:p>659535</text:p>
          </table:table-cell>
          <table:table-cell/>
          <table:table-cell table:formula="of:=ROUND([.F6]/[.E6]*100;1)" office:value-type="float" office:value="41" calcext:value-type="float">
            <text:p>41,0 %</text:p>
          </table:table-cell>
          <table:table-cell table:style-name="ce5" table:formula="of:=ROUND([.G6]/[.F6]*100;1)" office:value-type="float" office:value="93.5" calcext:value-type="float">
            <text:p>93,5 %</text:p>
          </table:table-cell>
          <table:table-cell table:formula="of:=([.G6]*1024*1024)/[.I6]" office:value-type="float" office:value="1.82835239979683" calcext:value-type="float">
            <text:p>1,8 kB</text:p>
          </table:table-cell>
          <table:table-cell table:formula="of:=(2^MAX([.B6];MIN([.D6];[.C6])))/1024" office:value-type="float" office:value="4" calcext:value-type="float">
            <text:p>4,0 kB</text:p>
          </table:table-cell>
          <table:table-cell table:formula="of:=(2^[.B6])/1024" office:value-type="float" office:value="0.5" calcext:value-type="float">
            <text:p>0,5 kB</text:p>
          </table:table-cell>
          <table:table-cell table:style-name="ce8" table:formula="of:=(2^[.C6])/1024" office:value-type="float" office:value="16" calcext:value-type="float">
            <text:p>1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.99" calcext:value-type="float">
            <text:p>2,99 GB</text:p>
          </table:table-cell>
          <table:table-cell office:value-type="float" office:value="1.22" calcext:value-type="float">
            <text:p>1,22 GB</text:p>
          </table:table-cell>
          <table:table-cell office:value-type="float" office:value="1.14" calcext:value-type="float">
            <text:p>1,14 GB</text:p>
          </table:table-cell>
          <table:table-cell office:value-type="float" office:value="547089" calcext:value-type="float">
            <text:p>547089</text:p>
          </table:table-cell>
          <table:table-cell office:value-type="float" office:value="593925" calcext:value-type="float">
            <text:p>593925</text:p>
          </table:table-cell>
          <table:table-cell/>
          <table:table-cell table:formula="of:=ROUND([.F7]/[.E7]*100;1)" office:value-type="float" office:value="40.8" calcext:value-type="float">
            <text:p>40,8 %</text:p>
          </table:table-cell>
          <table:table-cell table:style-name="ce5" table:formula="of:=ROUND([.G7]/[.F7]*100;1)" office:value-type="float" office:value="93.4" calcext:value-type="float">
            <text:p>93,4 %</text:p>
          </table:table-cell>
          <table:table-cell table:formula="of:=([.G7]*1024*1024)/[.I7]" office:value-type="float" office:value="2.01267271120091" calcext:value-type="float">
            <text:p>2,0 kB</text:p>
          </table:table-cell>
          <table:table-cell table:formula="of:=(2^MAX([.B7];MIN([.D7];[.C7])))/1024" office:value-type="float" office:value="4" calcext:value-type="float">
            <text:p>4,0 kB</text:p>
          </table:table-cell>
          <table:table-cell table:formula="of:=(2^[.B7])/1024" office:value-type="float" office:value="1" calcext:value-type="float">
            <text:p>1,0 kB</text:p>
          </table:table-cell>
          <table:table-cell table:style-name="ce8" table:formula="of:=(2^[.C7])/1024" office:value-type="float" office:value="128" calcext:value-type="float">
            <text:p>12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.99" calcext:value-type="float">
            <text:p>2,99 GB</text:p>
          </table:table-cell>
          <table:table-cell office:value-type="float" office:value="1.17" calcext:value-type="float">
            <text:p>1,17 GB</text:p>
          </table:table-cell>
          <table:table-cell office:value-type="float" office:value="1.1" calcext:value-type="float">
            <text:p>1,10 GB</text:p>
          </table:table-cell>
          <table:table-cell office:value-type="float" office:value="352461" calcext:value-type="float">
            <text:p>352461</text:p>
          </table:table-cell>
          <table:table-cell office:value-type="float" office:value="381956" calcext:value-type="float">
            <text:p>381956</text:p>
          </table:table-cell>
          <table:table-cell/>
          <table:table-cell table:formula="of:=ROUND([.F8]/[.E8]*100;1)" office:value-type="float" office:value="39.1" calcext:value-type="float">
            <text:p>39,1 %</text:p>
          </table:table-cell>
          <table:table-cell table:style-name="ce5" table:formula="of:=ROUND([.G8]/[.F8]*100;1)" office:value-type="float" office:value="94" calcext:value-type="float">
            <text:p>94,0 %</text:p>
          </table:table-cell>
          <table:table-cell table:formula="of:=([.G8]*1024*1024)/[.I8]" office:value-type="float" office:value="3.01980751709621" calcext:value-type="float">
            <text:p>3,0 kB</text:p>
          </table:table-cell>
          <table:table-cell table:formula="of:=(2^MAX([.B8];MIN([.D8];[.C8])))/1024" office:value-type="float" office:value="8" calcext:value-type="float">
            <text:p>8,0 kB</text:p>
          </table:table-cell>
          <table:table-cell table:formula="of:=(2^[.B8])/1024" office:value-type="float" office:value="1" calcext:value-type="float">
            <text:p>1,0 kB</text:p>
          </table:table-cell>
          <table:table-cell table:style-name="ce8" table:formula="of:=(2^[.C8])/1024" office:value-type="float" office:value="32" calcext:value-type="float">
            <text:p>3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.98" calcext:value-type="float">
            <text:p>2,98 GB</text:p>
          </table:table-cell>
          <table:table-cell office:value-type="float" office:value="1.17" calcext:value-type="float">
            <text:p>1,17 GB</text:p>
          </table:table-cell>
          <table:table-cell office:value-type="float" office:value="1.09" calcext:value-type="float">
            <text:p>1,09 GB</text:p>
          </table:table-cell>
          <table:table-cell office:value-type="float" office:value="318819" calcext:value-type="float">
            <text:p>318819</text:p>
          </table:table-cell>
          <table:table-cell office:value-type="float" office:value="344581" calcext:value-type="float">
            <text:p>344581</text:p>
          </table:table-cell>
          <table:table-cell/>
          <table:table-cell table:formula="of:=ROUND([.F9]/[.E9]*100;1)" office:value-type="float" office:value="39.3" calcext:value-type="float">
            <text:p>39,3 %</text:p>
          </table:table-cell>
          <table:table-cell table:style-name="ce5" table:formula="of:=ROUND([.G9]/[.F9]*100;1)" office:value-type="float" office:value="93.2" calcext:value-type="float">
            <text:p>93,2 %</text:p>
          </table:table-cell>
          <table:table-cell table:formula="of:=([.G9]*1024*1024)/[.I9]" office:value-type="float" office:value="3.31692066596823" calcext:value-type="float">
            <text:p>3,3 kB</text:p>
          </table:table-cell>
          <table:table-cell table:formula="of:=(2^MAX([.B9];MIN([.D9];[.C9])))/1024" office:value-type="float" office:value="8" calcext:value-type="float">
            <text:p>8,0 kB</text:p>
          </table:table-cell>
          <table:table-cell table:formula="of:=(2^[.B9])/1024" office:value-type="float" office:value="2" calcext:value-type="float">
            <text:p>2,0 kB</text:p>
          </table:table-cell>
          <table:table-cell table:style-name="ce8" table:formula="of:=(2^[.C9])/1024" office:value-type="float" office:value="256" calcext:value-type="float">
            <text:p>25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.98" calcext:value-type="float">
            <text:p>2,98 GB</text:p>
          </table:table-cell>
          <table:table-cell office:value-type="float" office:value="1.14" calcext:value-type="float">
            <text:p>1,14 GB</text:p>
          </table:table-cell>
          <table:table-cell office:value-type="float" office:value="1.07" calcext:value-type="float">
            <text:p>1,07 GB</text:p>
          </table:table-cell>
          <table:table-cell office:value-type="float" office:value="222084" calcext:value-type="float">
            <text:p>222084</text:p>
          </table:table-cell>
          <table:table-cell office:value-type="float" office:value="239456" calcext:value-type="float">
            <text:p>239456</text:p>
          </table:table-cell>
          <table:table-cell/>
          <table:table-cell table:formula="of:=ROUND([.F10]/[.E10]*100;1)" office:value-type="float" office:value="38.3" calcext:value-type="float">
            <text:p>38,3 %</text:p>
          </table:table-cell>
          <table:table-cell table:style-name="ce5" table:formula="of:=ROUND([.G10]/[.F10]*100;1)" office:value-type="float" office:value="93.9" calcext:value-type="float">
            <text:p>93,9 %</text:p>
          </table:table-cell>
          <table:table-cell table:formula="of:=([.G10]*1024*1024)/[.I10]" office:value-type="float" office:value="4.68552184952559" calcext:value-type="float">
            <text:p>4,7 kB</text:p>
          </table:table-cell>
          <table:table-cell table:formula="of:=(2^MAX([.B10];MIN([.D10];[.C10])))/1024" office:value-type="float" office:value="16" calcext:value-type="float">
            <text:p>16,0 kB</text:p>
          </table:table-cell>
          <table:table-cell table:formula="of:=(2^[.B10])/1024" office:value-type="float" office:value="2" calcext:value-type="float">
            <text:p>2,0 kB</text:p>
          </table:table-cell>
          <table:table-cell table:style-name="ce8" table:formula="of:=(2^[.C10])/1024" office:value-type="float" office:value="64" calcext:value-type="float">
            <text:p>6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98" calcext:value-type="float">
            <text:p>2,98 GB</text:p>
          </table:table-cell>
          <table:table-cell office:value-type="float" office:value="1.13" calcext:value-type="float">
            <text:p>1,13 GB</text:p>
          </table:table-cell>
          <table:table-cell office:value-type="float" office:value="1.07" calcext:value-type="float">
            <text:p>1,07 GB</text:p>
          </table:table-cell>
          <table:table-cell office:value-type="float" office:value="204148" calcext:value-type="float">
            <text:p>204148</text:p>
          </table:table-cell>
          <table:table-cell office:value-type="float" office:value="219749" calcext:value-type="float">
            <text:p>219749</text:p>
          </table:table-cell>
          <table:table-cell/>
          <table:table-cell table:formula="of:=ROUND([.F11]/[.E11]*100;1)" office:value-type="float" office:value="37.9" calcext:value-type="float">
            <text:p>37,9 %</text:p>
          </table:table-cell>
          <table:table-cell table:style-name="ce5" table:formula="of:=ROUND([.G11]/[.F11]*100;1)" office:value-type="float" office:value="94.7" calcext:value-type="float">
            <text:p>94,7 %</text:p>
          </table:table-cell>
          <table:table-cell table:formula="of:=([.G11]*1024*1024)/[.I11]" office:value-type="float" office:value="5.10571752317417" calcext:value-type="float">
            <text:p>5,1 kB</text:p>
          </table:table-cell>
          <table:table-cell table:formula="of:=(2^MAX([.B11];MIN([.D11];[.C11])))/1024" office:value-type="float" office:value="16" calcext:value-type="float">
            <text:p>16,0 kB</text:p>
          </table:table-cell>
          <table:table-cell table:formula="of:=(2^[.B11])/1024" office:value-type="float" office:value="4" calcext:value-type="float">
            <text:p>4,0 kB</text:p>
          </table:table-cell>
          <table:table-cell table:style-name="ce8" table:formula="of:=(2^[.C11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.98" calcext:value-type="float">
            <text:p>2,98 GB</text:p>
          </table:table-cell>
          <table:table-cell office:value-type="float" office:value="1.11" calcext:value-type="float">
            <text:p>1,11 GB</text:p>
          </table:table-cell>
          <table:table-cell office:value-type="float" office:value="1.05" calcext:value-type="float">
            <text:p>1,05 GB</text:p>
          </table:table-cell>
          <table:table-cell office:value-type="float" office:value="154875" calcext:value-type="float">
            <text:p>154875</text:p>
          </table:table-cell>
          <table:table-cell office:value-type="float" office:value="166384" calcext:value-type="float">
            <text:p>166384</text:p>
          </table:table-cell>
          <table:table-cell/>
          <table:table-cell table:formula="of:=ROUND([.F12]/[.E12]*100;1)" office:value-type="float" office:value="37.2" calcext:value-type="float">
            <text:p>37,2 %</text:p>
          </table:table-cell>
          <table:table-cell table:style-name="ce5" table:formula="of:=ROUND([.G12]/[.F12]*100;1)" office:value-type="float" office:value="94.6" calcext:value-type="float">
            <text:p>94,6 %</text:p>
          </table:table-cell>
          <table:table-cell table:formula="of:=([.G12]*1024*1024)/[.I12]" office:value-type="float" office:value="6.61725165881335" calcext:value-type="float">
            <text:p>6,6 kB</text:p>
          </table:table-cell>
          <table:table-cell table:formula="of:=(2^MAX([.B12];MIN([.D12];[.C12])))/1024" office:value-type="float" office:value="32" calcext:value-type="float">
            <text:p>32,0 kB</text:p>
          </table:table-cell>
          <table:table-cell table:formula="of:=(2^[.B12])/1024" office:value-type="float" office:value="4" calcext:value-type="float">
            <text:p>4,0 kB</text:p>
          </table:table-cell>
          <table:table-cell table:style-name="ce8" table:formula="of:=(2^[.C12])/1024" office:value-type="float" office:value="512" calcext:value-type="float">
            <text:p>51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98" calcext:value-type="float">
            <text:p>2,98 GB</text:p>
          </table:table-cell>
          <table:table-cell office:value-type="float" office:value="1.1" calcext:value-type="float">
            <text:p>1,10 GB</text:p>
          </table:table-cell>
          <table:table-cell office:value-type="float" office:value="1.04" calcext:value-type="float">
            <text:p>1,04 GB</text:p>
          </table:table-cell>
          <table:table-cell office:value-type="float" office:value="123154" calcext:value-type="float">
            <text:p>123154</text:p>
          </table:table-cell>
          <table:table-cell office:value-type="float" office:value="131999" calcext:value-type="float">
            <text:p>131999</text:p>
          </table:table-cell>
          <table:table-cell/>
          <table:table-cell table:formula="of:=ROUND([.F13]/[.E13]*100;1)" office:value-type="float" office:value="36.9" calcext:value-type="float">
            <text:p>36,9 %</text:p>
          </table:table-cell>
          <table:table-cell table:style-name="ce5" table:formula="of:=ROUND([.G13]/[.F13]*100;1)" office:value-type="float" office:value="94.5" calcext:value-type="float">
            <text:p>94,5 %</text:p>
          </table:table-cell>
          <table:table-cell table:formula="of:=([.G13]*1024*1024)/[.I13]" office:value-type="float" office:value="8.26157046644293" calcext:value-type="float">
            <text:p>8,3 kB</text:p>
          </table:table-cell>
          <table:table-cell table:formula="of:=(2^MAX([.B13];MIN([.D13];[.C13])))/1024" office:value-type="float" office:value="64" calcext:value-type="float">
            <text:p>64,0 kB</text:p>
          </table:table-cell>
          <table:table-cell table:formula="of:=(2^[.B13])/1024" office:value-type="float" office:value="8" calcext:value-type="float">
            <text:p>8,0 kB</text:p>
          </table:table-cell>
          <table:table-cell table:style-name="ce8" table:formula="of:=(2^[.C13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.97" calcext:value-type="float">
            <text:p>2,97 GB</text:p>
          </table:table-cell>
          <table:table-cell office:value-type="float" office:value="1.09" calcext:value-type="float">
            <text:p>1,09 GB</text:p>
          </table:table-cell>
          <table:table-cell office:value-type="float" office:value="1.04" calcext:value-type="float">
            <text:p>1,04 GB</text:p>
          </table:table-cell>
          <table:table-cell office:value-type="float" office:value="107439" calcext:value-type="float">
            <text:p>107439</text:p>
          </table:table-cell>
          <table:table-cell office:value-type="float" office:value="115095" calcext:value-type="float">
            <text:p>115095</text:p>
          </table:table-cell>
          <table:table-cell/>
          <table:table-cell table:formula="of:=ROUND([.F14]/[.E14]*100;1)" office:value-type="float" office:value="36.7" calcext:value-type="float">
            <text:p>36,7 %</text:p>
          </table:table-cell>
          <table:table-cell table:style-name="ce5" table:formula="of:=ROUND([.G14]/[.F14]*100;1)" office:value-type="float" office:value="95.4" calcext:value-type="float">
            <text:p>95,4 %</text:p>
          </table:table-cell>
          <table:table-cell table:formula="of:=([.G14]*1024*1024)/[.I14]" office:value-type="float" office:value="9.47494713063122" calcext:value-type="float">
            <text:p>9,5 kB</text:p>
          </table:table-cell>
          <table:table-cell table:formula="of:=(2^MAX([.B14];MIN([.D14];[.C14])))/1024" office:value-type="float" office:value="128" calcext:value-type="float">
            <text:p>128,0 kB</text:p>
          </table:table-cell>
          <table:table-cell table:formula="of:=(2^[.B14])/1024" office:value-type="float" office:value="16" calcext:value-type="float">
            <text:p>16,0 kB</text:p>
          </table:table-cell>
          <table:table-cell table:style-name="ce8" table:formula="of:=(2^[.C14])/1024" office:value-type="float" office:value="2048" calcext:value-type="float">
            <text:p>204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97" calcext:value-type="float">
            <text:p>2,97 GB</text:p>
          </table:table-cell>
          <table:table-cell office:value-type="float" office:value="1.09" calcext:value-type="float">
            <text:p>1,09 GB</text:p>
          </table:table-cell>
          <table:table-cell office:value-type="float" office:value="1.03" calcext:value-type="float">
            <text:p>1,03 GB</text:p>
          </table:table-cell>
          <table:table-cell office:value-type="float" office:value="100917" calcext:value-type="float">
            <text:p>100917</text:p>
          </table:table-cell>
          <table:table-cell office:value-type="float" office:value="108030" calcext:value-type="float">
            <text:p>108030</text:p>
          </table:table-cell>
          <table:table-cell/>
          <table:table-cell table:formula="of:=ROUND([.F15]/[.E15]*100;1)" office:value-type="float" office:value="36.7" calcext:value-type="float">
            <text:p>36,7 %</text:p>
          </table:table-cell>
          <table:table-cell table:style-name="ce5" table:formula="of:=ROUND([.G15]/[.F15]*100;1)" office:value-type="float" office:value="94.5" calcext:value-type="float">
            <text:p>94,5 %</text:p>
          </table:table-cell>
          <table:table-cell table:formula="of:=([.G15]*1024*1024)/[.I15]" office:value-type="float" office:value="9.9975310561881" calcext:value-type="float">
            <text:p>10,0 kB</text:p>
          </table:table-cell>
          <table:table-cell table:formula="of:=(2^MAX([.B15];MIN([.D15];[.C15])))/1024" office:value-type="float" office:value="256" calcext:value-type="float">
            <text:p>256,0 kB</text:p>
          </table:table-cell>
          <table:table-cell table:formula="of:=(2^[.B15])/1024" office:value-type="float" office:value="16" calcext:value-type="float">
            <text:p>16,0 kB</text:p>
          </table:table-cell>
          <table:table-cell table:style-name="ce8" table:formula="of:=(2^[.C15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.97" calcext:value-type="float">
            <text:p>2,97 GB</text:p>
          </table:table-cell>
          <table:table-cell office:value-type="float" office:value="1.08" calcext:value-type="float">
            <text:p>1,08 GB</text:p>
          </table:table-cell>
          <table:table-cell office:value-type="float" office:value="1.04" calcext:value-type="float">
            <text:p>1,04 GB</text:p>
          </table:table-cell>
          <table:table-cell office:value-type="float" office:value="96784" calcext:value-type="float">
            <text:p>96784</text:p>
          </table:table-cell>
          <table:table-cell office:value-type="float" office:value="103634" calcext:value-type="float">
            <text:p>103634</text:p>
          </table:table-cell>
          <table:table-cell/>
          <table:table-cell table:formula="of:=ROUND([.F16]/[.E16]*100;1)" office:value-type="float" office:value="36.4" calcext:value-type="float">
            <text:p>36,4 %</text:p>
          </table:table-cell>
          <table:table-cell table:style-name="ce5" table:formula="of:=ROUND([.G16]/[.F16]*100;1)" office:value-type="float" office:value="96.3" calcext:value-type="float">
            <text:p>96,3 %</text:p>
          </table:table-cell>
          <table:table-cell table:formula="of:=([.G16]*1024*1024)/[.I16]" office:value-type="float" office:value="10.5227921338557" calcext:value-type="float">
            <text:p>10,5 kB</text:p>
          </table:table-cell>
          <table:table-cell table:formula="of:=(2^MAX([.B16];MIN([.D16];[.C16])))/1024" office:value-type="float" office:value="512" calcext:value-type="float">
            <text:p>512,0 kB</text:p>
          </table:table-cell>
          <table:table-cell table:formula="of:=(2^[.B16])/1024" office:value-type="float" office:value="32" calcext:value-type="float">
            <text:p>32,0 kB</text:p>
          </table:table-cell>
          <table:table-cell table:style-name="ce8" table:formula="of:=(2^[.C16])/1024" office:value-type="float" office:value="2048" calcext:value-type="float">
            <text:p>204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.97" calcext:value-type="float">
            <text:p>2,97 GB</text:p>
          </table:table-cell>
          <table:table-cell office:value-type="float" office:value="1.08" calcext:value-type="float">
            <text:p>1,08 GB</text:p>
          </table:table-cell>
          <table:table-cell office:value-type="float" office:value="1.04" calcext:value-type="float">
            <text:p>1,04 GB</text:p>
          </table:table-cell>
          <table:table-cell office:value-type="float" office:value="94828" calcext:value-type="float">
            <text:p>94828</text:p>
          </table:table-cell>
          <table:table-cell office:value-type="float" office:value="101563" calcext:value-type="float">
            <text:p>101563</text:p>
          </table:table-cell>
          <table:table-cell/>
          <table:table-cell table:formula="of:=ROUND([.F17]/[.E17]*100;1)" office:value-type="float" office:value="36.4" calcext:value-type="float">
            <text:p>36,4 %</text:p>
          </table:table-cell>
          <table:table-cell table:style-name="ce5" table:formula="of:=ROUND([.G17]/[.F17]*100;1)" office:value-type="float" office:value="96.3" calcext:value-type="float">
            <text:p>96,3 %</text:p>
          </table:table-cell>
          <table:table-cell table:formula="of:=([.G17]*1024*1024)/[.I17]" office:value-type="float" office:value="10.7373653791243" calcext:value-type="float">
            <text:p>10,7 kB</text:p>
          </table:table-cell>
          <table:table-cell table:formula="of:=(2^MAX([.B17];MIN([.D17];[.C17])))/1024" office:value-type="float" office:value="1024" calcext:value-type="float">
            <text:p>1024,0 kB</text:p>
          </table:table-cell>
          <table:table-cell table:formula="of:=(2^[.B17])/1024" office:value-type="float" office:value="64" calcext:value-type="float">
            <text:p>64,0 kB</text:p>
          </table:table-cell>
          <table:table-cell table:style-name="ce8" table:formula="of:=(2^[.C17])/1024" office:value-type="float" office:value="4096" calcext:value-type="float">
            <text:p>409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.97" calcext:value-type="float">
            <text:p>2,97 GB</text:p>
          </table:table-cell>
          <table:table-cell office:value-type="float" office:value="1.08" calcext:value-type="float">
            <text:p>1,08 GB</text:p>
          </table:table-cell>
          <table:table-cell office:value-type="float" office:value="1.04" calcext:value-type="float">
            <text:p>1,04 GB</text:p>
          </table:table-cell>
          <table:table-cell office:value-type="float" office:value="93487" calcext:value-type="float">
            <text:p>93487</text:p>
          </table:table-cell>
          <table:table-cell office:value-type="float" office:value="100117" calcext:value-type="float">
            <text:p>100117</text:p>
          </table:table-cell>
          <table:table-cell/>
          <table:table-cell table:formula="of:=ROUND([.F18]/[.E18]*100;1)" office:value-type="float" office:value="36.4" calcext:value-type="float">
            <text:p>36,4 %</text:p>
          </table:table-cell>
          <table:table-cell table:style-name="ce5" table:formula="of:=ROUND([.G18]/[.F18]*100;1)" office:value-type="float" office:value="96.3" calcext:value-type="float">
            <text:p>96,3 %</text:p>
          </table:table-cell>
          <table:table-cell table:formula="of:=([.G18]*1024*1024)/[.I18]" office:value-type="float" office:value="10.8924462379017" calcext:value-type="float">
            <text:p>10,9 kB</text:p>
          </table:table-cell>
          <table:table-cell table:formula="of:=(2^MAX([.B18];MIN([.D18];[.C18])))/1024" office:value-type="float" office:value="2048" calcext:value-type="float">
            <text:p>2048,0 kB</text:p>
          </table:table-cell>
          <table:table-cell table:formula="of:=(2^[.B18])/1024" office:value-type="float" office:value="1024" calcext:value-type="float">
            <text:p>1024,0 kB</text:p>
          </table:table-cell>
          <table:table-cell table:style-name="ce8" table:formula="of:=(2^[.C18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.97" calcext:value-type="float">
            <text:p>2,97 GB</text:p>
          </table:table-cell>
          <table:table-cell office:value-type="float" office:value="1.09" calcext:value-type="float">
            <text:p>1,09 GB</text:p>
          </table:table-cell>
          <table:table-cell office:value-type="float" office:value="1.04" calcext:value-type="float">
            <text:p>1,04 GB</text:p>
          </table:table-cell>
          <table:table-cell office:value-type="float" office:value="99931" calcext:value-type="float">
            <text:p>99931</text:p>
          </table:table-cell>
          <table:table-cell office:value-type="float" office:value="106921" calcext:value-type="float">
            <text:p>106921</text:p>
          </table:table-cell>
          <table:table-cell/>
          <table:table-cell table:formula="of:=ROUND([.F19]/[.E19]*100;1)" office:value-type="float" office:value="36.7" calcext:value-type="float">
            <text:p>36,7 %</text:p>
          </table:table-cell>
          <table:table-cell table:style-name="ce5" table:formula="of:=ROUND([.G19]/[.F19]*100;1)" office:value-type="float" office:value="95.4" calcext:value-type="float">
            <text:p>95,4 %</text:p>
          </table:table-cell>
          <table:table-cell table:formula="of:=([.G19]*1024*1024)/[.I19]" office:value-type="float" office:value="10.1992970510938" calcext:value-type="float">
            <text:p>10,2 kB</text:p>
          </table:table-cell>
          <table:table-cell table:formula="of:=(2^MAX([.B19];MIN([.D19];[.C19])))/1024" office:value-type="float" office:value="256" calcext:value-type="float">
            <text:p>256,0 kB</text:p>
          </table:table-cell>
          <table:table-cell table:formula="of:=(2^[.B19])/1024" office:value-type="float" office:value="256" calcext:value-type="float">
            <text:p>256,0 kB</text:p>
          </table:table-cell>
          <table:table-cell table:style-name="ce8" table:formula="of:=(2^[.C19])/1024" office:value-type="float" office:value="256" calcext:value-type="float">
            <text:p>256,0 kB</text:p>
          </table:table-cell>
          <table:table-cell table:number-columns-repeated="1008"/>
        </table:table-row>
        <table:table-row table:style-name="ro1" table:number-rows-repeated="11">
          <table:table-cell table:number-columns-repeated="4"/>
          <table:table-cell table:style-name="ce12" table:number-columns-repeated="3"/>
          <table:table-cell table:number-columns-repeated="4"/>
          <table:table-cell table:style-name="ce5"/>
          <table:table-cell table:number-columns-repeated="3"/>
          <table:table-cell table:style-name="ce8"/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3" table:number-columns-repeated="3"/>
          <table:table-cell table:style-name="ce1" table:number-columns-repeated="3"/>
          <table:table-cell/>
          <table:table-cell table:style-name="ce5"/>
          <table:table-cell table:style-name="ce7"/>
          <table:table-cell table:number-columns-repeated="2"/>
          <table:table-cell table:style-name="ce8"/>
          <table:table-cell table:style-name="ce1" table:number-columns-repeated="1008"/>
        </table:table-row>
        <table:table-row table:style-name="ro1" table:number-rows-repeated="28">
          <table:table-cell table:number-columns-repeated="11"/>
          <table:table-cell table:style-name="ce5"/>
          <table:table-cell table:number-columns-repeated="3"/>
          <table:table-cell table:style-name="ce8"/>
          <table:table-cell table:number-columns-repeated="100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2" number:min-integer-digits="1" number:decimal-replacement=""/>
      <number:text> </number:text>
    </number:number-style>
    <number:number-style style:name="N111">
      <number:number number:decimal-places="2" loext:min-decimal-places="2" number:min-integer-digits="1"/>
      <number:text> GB</number:text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2" loext:min-decimal-places="2" number:min-integer-digits="1"/>
      <number:text> kB</number:text>
    </number:number-style>
    <number:number-style style:name="N114">
      <number:number number:decimal-places="0" loext:min-decimal-places="0" number:min-integer-digits="1"/>
      <number:text> k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" loext:min-decimal-places="1" number:min-integer-digits="1"/>
      <number:text> %</number:text>
    </number:number-style>
    <number:number-style style:name="N118">
      <number:number number:min-integer-digits="1"/>
      <number:text> MB</number:text>
    </number:number-style>
    <number:number-style style:name="N119">
      <number:number number:decimal-places="2" loext:min-decimal-places="2" number:min-integer-digits="1"/>
      <number:text> MB</number:text>
    </number:number-style>
    <number:number-style style:name="N120">
      <number:number number:decimal-places="0" loext:min-decimal-places="0" number:min-integer-digits="1"/>
      <number:text> MB</number:text>
    </number:number-style>
    <number:number-style style:name="N121">
      <number:number number:decimal-places="1" loext:min-decimal-places="1" number:min-integer-digits="1"/>
      <number:text> MB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.00.0000</text:date>, <text:time style:data-style-name="N2" text:time-value="15:38:30.9575794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2:48:43.442096446</meta:creation-date>
    <meta:editing-duration>P1DT17H45M45S</meta:editing-duration>
    <meta:editing-cycles>21</meta:editing-cycles>
    <meta:generator>LibreOffice/5.0.3.2$Linux_X86_64 LibreOffice_project/00m0$Build-2</meta:generator>
    <dc:date>2016-02-01T12:29:31.394203155</dc:date>
    <meta:document-statistic meta:table-count="2" meta:cell-count="5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>
      <style:graphic-properties svg:stroke-color="#e6e6e6"/>
    </style:style>
    <style:style style:name="ch9" style:family="chart" style:data-style-name="N11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line" chart:style-name="ch1">
        <chart:legend chart:legend-position="bottom" svg:x="5.083cm" svg:y="14.218cm" style:legend-expansion="wide" chart:style-name="ch2"/>
        <chart:plot-area chart:style-name="ch3" table:cell-range-address="zlib.M1:zlib.P19" chart:data-source-has-labels="row" svg:x="0.52cm" svg:y="0.3cm" svg:width="24.961cm" svg:height="13.618cm">
          <chartooo:coordinate-region svg:x="1.981cm" svg:y="0.499cm" svg:width="22.704cm" svg:height="12.7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zlib.P2:zlib.P19" chart:label-cell-address="zlib.P1:zlib.P1" chart:class="chart:line">
            <chart:data-point chart:repeated="18"/>
          </chart:series>
          <chart:series chart:style-name="ch10" chart:values-cell-range-address="zlib.M2:zlib.M19" chart:label-cell-address="zlib.M1:zlib.M1" chart:class="chart:line">
            <chart:data-point chart:repeated="18"/>
          </chart:series>
          <chart:series chart:style-name="ch11" chart:values-cell-range-address="zlib.N2:zlib.N19" chart:label-cell-address="zlib.N1:zlib.N1" chart:class="chart:line">
            <chart:data-point chart:repeated="18"/>
          </chart:series>
          <chart:series chart:style-name="ch12" chart:values-cell-range-address="zlib.O2:zlib.O19" chart:label-cell-address="zlib.O1:zlib.O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 Max (conf)</text:p>
                <draw:g>
                  <svg:desc>zlib.P1:zlib.P1</svg:desc>
                </draw:g>
              </table:table-cell>
              <table:table-cell office:value-type="string">
                <text:p>Chunksize Avg (actual)</text:p>
                <draw:g>
                  <svg:desc>zlib.M1:zlib.M1</svg:desc>
                </draw:g>
              </table:table-cell>
              <table:table-cell office:value-type="string">
                <text:p>Chunksize Avg (conf)</text:p>
                <draw:g>
                  <svg:desc>zlib.N1:zlib.N1</svg:desc>
                </draw:g>
              </table:table-cell>
              <table:table-cell office:value-type="string">
                <text:p>Chunksize Min (conf)</text:p>
                <draw:g>
                  <svg:desc>zlib.O1:zlib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zlib.P2:zlib.P19</svg:desc>
                </draw:g>
              </table:table-cell>
              <table:table-cell office:value-type="float" office:value="1.60969379400688">
                <text:p>1.60969379400688</text:p>
                <draw:g>
                  <svg:desc>zlib.M2:zlib.M19</svg:desc>
                </draw:g>
              </table:table-cell>
              <table:table-cell office:value-type="float" office:value="1">
                <text:p>1</text:p>
                <draw:g>
                  <svg:desc>zlib.N2:zlib.N19</svg:desc>
                </draw:g>
              </table:table-cell>
              <table:table-cell office:value-type="float" office:value="0.25">
                <text:p>0.25</text:p>
                <draw:g>
                  <svg:desc>zlib.O2:zlib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778032662276277">
                <text:p>0.77803266227627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15427097112269">
                <text:p>1.15427097112269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.168771716965">
                <text:p>1.168771716965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82835239979683">
                <text:p>1.8283523997968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2.01267271120091">
                <text:p>2.0126727112009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.01980751709621">
                <text:p>3.0198075170962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3.31692066596823">
                <text:p>3.3169206659682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4.68552184952559">
                <text:p>4.68552184952559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5.10571752317417">
                <text:p>5.1057175231741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6.61725165881335">
                <text:p>6.61725165881335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">
                <text:p>1024</text:p>
              </table:table-cell>
              <table:table-cell office:value-type="float" office:value="8.26157046644293">
                <text:p>8.26157046644293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9.47494713063122">
                <text:p>9.47494713063122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">
                <text:p>1024</text:p>
              </table:table-cell>
              <table:table-cell office:value-type="float" office:value="9.9975310561881">
                <text:p>9.9975310561881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8">
                <text:p>2048</text:p>
              </table:table-cell>
              <table:table-cell office:value-type="float" office:value="10.5227921338557">
                <text:p>10.5227921338557</text:p>
              </table:table-cell>
              <table:table-cell office:value-type="float" office:value="512">
                <text:p>5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6">
                <text:p>4096</text:p>
              </table:table-cell>
              <table:table-cell office:value-type="float" office:value="10.7373653791243">
                <text:p>10.7373653791243</text:p>
              </table:table-cell>
              <table:table-cell office:value-type="float" office:value="1024">
                <text:p>10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2">
                <text:p>8192</text:p>
              </table:table-cell>
              <table:table-cell office:value-type="float" office:value="10.8924462379017">
                <text:p>10.8924462379017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  <table:table-cell office:value-type="float" office:value="10.1992970510938">
                <text:p>10.199297051093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2" loext:min-decimal-places="2" number:min-integer-digits="1"/>
      <number:text> G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7">
      <number:number number:decimal-places="1" loext:min-decimal-places="1" number:min-integer-digits="1"/>
      <number:text> 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true" chart:minimum="1" chart:maximum="12" chart:origin="0" chart:interval-major="0.068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e6e6e6"/>
    </style:style>
    <style:style style:name="ch8" style:family="chart" style:data-style-name="N117">
      <style:chart-properties chart:display-label="true" chart:logarithmic="false" chart:minimum="20" chart:maximum="100" chart:origin="0" chart:interval-minor-divisor="5" chart:reverse-direction="false" text:line-break="fals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9" style:family="chart" style:data-style-name="N111">
      <style:chart-properties chart:display-label="true" chart:logarithmic="false" chart:minimum="0.64" chart:maximum="3.2" chart:interval-major="0.3" chart:reverse-direction="false" text:line-break="fals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0" style:family="chart" style:data-style-name="N117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x" chart:symbol-width="0.22cm" chart:symbol-height="0.2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legend chart:legend-position="bottom" svg:x="8.571cm" svg:y="14.218cm" style:legend-expansion="wide" chart:style-name="ch2"/>
        <chart:plot-area chart:style-name="ch3" table:cell-range-address="zlib.K2:zlib.M30 zlib.G2:zlib.G30" chart:data-source-has-labels="row" svg:x="0.52cm" svg:y="0.3cm" svg:width="24.961cm" svg:height="12.669cm">
          <chartooo:coordinate-region svg:x="2.081cm" svg:y="0.5cm" svg:width="21.838cm" svg:height="11.822cm"/>
          <chart:axis chart:dimension="x" chart:name="primary-x" chart:style-name="ch4">
            <chart:title svg:x="12.228cm" svg:y="13.269cm" chart:style-name="ch5">
              <text:p>Chunksiz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zlib.L2:zlib.L30" loext:label-string="&quot;Dedup ratio (%)&quot;" chart:class="chart:scatter">
            <chart:domain table:cell-range-address="zlib.M2:zlib.M30"/>
            <chart:data-point chart:repeated="29"/>
          </chart:series>
          <chart:series chart:attached-axis="primary-y" chart:style-name="ch11" chart:values-cell-range-address="zlib.K2:zlib.K30" loext:label-string="&quot;Comp ratio (%)&quot;" chart:class="chart:scatter">
            <chart:data-point chart:repeated="29"/>
          </chart:series>
          <chart:series chart:attached-axis="secondary-y" chart:style-name="ch12" chart:values-cell-range-address="zlib.G2:zlib.G30" loext:label-string="&quot;Final size (GB)&quot;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Dedup ratio (%)</text:p>
              </table:table-cell>
              <table:table-cell office:value-type="string">
                <text:p>Comp ratio (%)</text:p>
              </table:table-cell>
              <table:table-cell office:value-type="string">
                <text:p>Final size (G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0969379400688">
                <text:p>1.60969379400688</text:p>
                <draw:g>
                  <svg:desc>zlib.M2:zlib.M30</svg:desc>
                </draw:g>
              </table:table-cell>
              <table:table-cell office:value-type="float" office:value="95.2">
                <text:p>95.2</text:p>
                <draw:g>
                  <svg:desc>zlib.L2:zlib.L30</svg:desc>
                </draw:g>
              </table:table-cell>
              <table:table-cell office:value-type="float" office:value="42">
                <text:p>42</text:p>
                <draw:g>
                  <svg:desc>zlib.K2:zlib.K30</svg:desc>
                </draw:g>
              </table:table-cell>
              <table:table-cell office:value-type="float" office:value="1.2">
                <text:p>1.2</text:p>
                <draw:g>
                  <svg:desc>zlib.G2:zlib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8032662276277">
                <text:p>0.778032662276277</text:p>
              </table:table-cell>
              <table:table-cell office:value-type="float" office:value="92.9">
                <text:p>92.9</text:p>
              </table:table-cell>
              <table:table-cell office:value-type="float" office:value="46.4">
                <text:p>46.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427097112269">
                <text:p>1.15427097112269</text:p>
              </table:table-cell>
              <table:table-cell office:value-type="float" office:value="93.1">
                <text:p>93.1</text:p>
              </table:table-cell>
              <table:table-cell office:value-type="float" office:value="43">
                <text:p>4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68771716965">
                <text:p>1.168771716965</text:p>
              </table:table-cell>
              <table:table-cell office:value-type="float" office:value="93.1">
                <text:p>93.1</text:p>
              </table:table-cell>
              <table:table-cell office:value-type="float" office:value="43.4">
                <text:p>43.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2835239979683">
                <text:p>1.82835239979683</text:p>
              </table:table-cell>
              <table:table-cell office:value-type="float" office:value="93.5">
                <text:p>93.5</text:p>
              </table:table-cell>
              <table:table-cell office:value-type="float" office:value="41">
                <text:p>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267271120091">
                <text:p>2.01267271120091</text:p>
              </table:table-cell>
              <table:table-cell office:value-type="float" office:value="93.4">
                <text:p>93.4</text:p>
              </table:table-cell>
              <table:table-cell office:value-type="float" office:value="40.8">
                <text:p>40.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1980751709621">
                <text:p>3.01980751709621</text:p>
              </table:table-cell>
              <table:table-cell office:value-type="float" office:value="94">
                <text:p>94</text:p>
              </table:table-cell>
              <table:table-cell office:value-type="float" office:value="39.1">
                <text:p>39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1692066596823">
                <text:p>3.31692066596823</text:p>
              </table:table-cell>
              <table:table-cell office:value-type="float" office:value="93.2">
                <text:p>93.2</text:p>
              </table:table-cell>
              <table:table-cell office:value-type="float" office:value="39.3">
                <text:p>39.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8552184952559">
                <text:p>4.68552184952559</text:p>
              </table:table-cell>
              <table:table-cell office:value-type="float" office:value="93.9">
                <text:p>93.9</text:p>
              </table:table-cell>
              <table:table-cell office:value-type="float" office:value="38.3">
                <text:p>38.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0571752317417">
                <text:p>5.10571752317417</text:p>
              </table:table-cell>
              <table:table-cell office:value-type="float" office:value="94.7">
                <text:p>94.7</text:p>
              </table:table-cell>
              <table:table-cell office:value-type="float" office:value="37.9">
                <text:p>37.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1725165881335">
                <text:p>6.61725165881335</text:p>
              </table:table-cell>
              <table:table-cell office:value-type="float" office:value="94.6">
                <text:p>94.6</text:p>
              </table:table-cell>
              <table:table-cell office:value-type="float" office:value="37.2">
                <text:p>37.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26157046644293">
                <text:p>8.26157046644293</text:p>
              </table:table-cell>
              <table:table-cell office:value-type="float" office:value="94.5">
                <text:p>94.5</text:p>
              </table:table-cell>
              <table:table-cell office:value-type="float" office:value="36.9">
                <text:p>36.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47494713063122">
                <text:p>9.47494713063122</text:p>
              </table:table-cell>
              <table:table-cell office:value-type="float" office:value="95.4">
                <text:p>95.4</text:p>
              </table:table-cell>
              <table:table-cell office:value-type="float" office:value="36.7">
                <text:p>36.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975310561881">
                <text:p>9.9975310561881</text:p>
              </table:table-cell>
              <table:table-cell office:value-type="float" office:value="94.5">
                <text:p>94.5</text:p>
              </table:table-cell>
              <table:table-cell office:value-type="float" office:value="36.7">
                <text:p>36.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227921338557">
                <text:p>10.5227921338557</text:p>
              </table:table-cell>
              <table:table-cell office:value-type="float" office:value="96.3">
                <text:p>96.3</text:p>
              </table:table-cell>
              <table:table-cell office:value-type="float" office:value="36.4">
                <text:p>36.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7373653791243">
                <text:p>10.7373653791243</text:p>
              </table:table-cell>
              <table:table-cell office:value-type="float" office:value="96.3">
                <text:p>96.3</text:p>
              </table:table-cell>
              <table:table-cell office:value-type="float" office:value="36.4">
                <text:p>36.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8924462379017">
                <text:p>10.8924462379017</text:p>
              </table:table-cell>
              <table:table-cell office:value-type="float" office:value="96.3">
                <text:p>96.3</text:p>
              </table:table-cell>
              <table:table-cell office:value-type="float" office:value="36.4">
                <text:p>36.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1992970510938">
                <text:p>10.1992970510938</text:p>
              </table:table-cell>
              <table:table-cell office:value-type="float" office:value="95.4">
                <text:p>95.4</text:p>
              </table:table-cell>
              <table:table-cell office:value-type="float" office:value="36.7">
                <text:p>36.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2" loext:min-decimal-places="2" number:min-integer-digits="1"/>
      <number:text> G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7">
      <number:number number:decimal-places="1" loext:min-decimal-places="1" number:min-integer-digits="1"/>
      <number:text> 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true" chart:minimum="1" chart:maximum="12" chart:origin="0" chart:interval-major="0.068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e6e6e6"/>
    </style:style>
    <style:style style:name="ch8" style:family="chart" style:data-style-name="N117">
      <style:chart-properties chart:display-label="true" chart:logarithmic="false" chart:minimum="20" chart:maximum="100" chart:origin="0" chart:interval-minor-divisor="5" chart:reverse-direction="false" text:line-break="fals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9" style:family="chart" style:data-style-name="N111">
      <style:chart-properties chart:display-label="true" chart:logarithmic="false" chart:minimum="0.64" chart:maximum="3.2" chart:interval-major="0.3" chart:reverse-direction="false" text:line-break="fals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0" style:family="chart" style:data-style-name="N117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x" chart:symbol-width="0.22cm" chart:symbol-height="0.2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legend chart:legend-position="bottom" svg:x="8.571cm" svg:y="14.218cm" style:legend-expansion="wide" chart:style-name="ch2"/>
        <chart:plot-area chart:style-name="ch3" table:cell-range-address="lz4.K2:lz4.M30 lz4.G2:lz4.G30" chart:data-source-has-labels="row" svg:x="0.52cm" svg:y="0.3cm" svg:width="24.961cm" svg:height="12.669cm">
          <chartooo:coordinate-region svg:x="2.081cm" svg:y="0.5cm" svg:width="21.838cm" svg:height="11.822cm"/>
          <chart:axis chart:dimension="x" chart:name="primary-x" chart:style-name="ch4">
            <chart:title svg:x="12.228cm" svg:y="13.269cm" chart:style-name="ch5">
              <text:p>Chunksiz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lz4.L2:lz4.L30" loext:label-string="&quot;Dedup ratio (%)&quot;" chart:class="chart:scatter">
            <chart:domain table:cell-range-address="lz4.M2:lz4.M30"/>
            <chart:data-point chart:repeated="29"/>
          </chart:series>
          <chart:series chart:attached-axis="primary-y" chart:style-name="ch11" chart:values-cell-range-address="lz4.K2:lz4.K30" loext:label-string="&quot;Comp ratio (%)&quot;" chart:class="chart:scatter">
            <chart:data-point chart:repeated="29"/>
          </chart:series>
          <chart:series chart:attached-axis="secondary-y" chart:style-name="ch12" chart:values-cell-range-address="lz4.G2:lz4.G30" loext:label-string="&quot;Final size (GB)&quot;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Dedup ratio (%)</text:p>
              </table:table-cell>
              <table:table-cell office:value-type="string">
                <text:p>Comp ratio (%)</text:p>
              </table:table-cell>
              <table:table-cell office:value-type="string">
                <text:p>Final size (G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957581316335">
                <text:p>2.15957581316335</text:p>
                <draw:g>
                  <svg:desc>lz4.M2:lz4.M30</svg:desc>
                </draw:g>
              </table:table-cell>
              <table:table-cell office:value-type="float" office:value="95.3">
                <text:p>95.3</text:p>
                <draw:g>
                  <svg:desc>lz4.L2:lz4.L30</svg:desc>
                </draw:g>
              </table:table-cell>
              <table:table-cell office:value-type="float" office:value="56.3">
                <text:p>56.3</text:p>
                <draw:g>
                  <svg:desc>lz4.K2:lz4.K30</svg:desc>
                </draw:g>
              </table:table-cell>
              <table:table-cell office:value-type="float" office:value="1.61">
                <text:p>1.61</text:p>
                <draw:g>
                  <svg:desc>lz4.G2:lz4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37198206087">
                <text:p>1.0037198206087</text:p>
              </table:table-cell>
              <table:table-cell office:value-type="float" office:value="92.9">
                <text:p>92.9</text:p>
              </table:table-cell>
              <table:table-cell office:value-type="float" office:value="59.9">
                <text:p>59.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637537597097">
                <text:p>1.52637537597097</text:p>
              </table:table-cell>
              <table:table-cell office:value-type="float" office:value="93">
                <text:p>93</text:p>
              </table:table-cell>
              <table:table-cell office:value-type="float" office:value="57">
                <text:p>5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240250847166">
                <text:p>1.54240250847166</text:p>
              </table:table-cell>
              <table:table-cell office:value-type="float" office:value="93.1">
                <text:p>93.1</text:p>
              </table:table-cell>
              <table:table-cell office:value-type="float" office:value="57.3">
                <text:p>57.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836522147844">
                <text:p>2.44836522147844</text:p>
              </table:table-cell>
              <table:table-cell office:value-type="float" office:value="93.3">
                <text:p>93.3</text:p>
              </table:table-cell>
              <table:table-cell office:value-type="float" office:value="55">
                <text:p>55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0088666965209">
                <text:p>2.70088666965209</text:p>
              </table:table-cell>
              <table:table-cell office:value-type="float" office:value="92.7">
                <text:p>92.7</text:p>
              </table:table-cell>
              <table:table-cell office:value-type="float" office:value="55.2">
                <text:p>55.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9009175608849">
                <text:p>4.09009175608849</text:p>
              </table:table-cell>
              <table:table-cell office:value-type="float" office:value="93.1">
                <text:p>93.1</text:p>
              </table:table-cell>
              <table:table-cell office:value-type="float" office:value="53.5">
                <text:p>53.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0312071637079">
                <text:p>4.50312071637079</text:p>
              </table:table-cell>
              <table:table-cell office:value-type="float" office:value="93.1">
                <text:p>93.1</text:p>
              </table:table-cell>
              <table:table-cell office:value-type="float" office:value="53.4">
                <text:p>53.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4943289067068">
                <text:p>6.34943289067068</text:p>
              </table:table-cell>
              <table:table-cell office:value-type="float" office:value="93.5">
                <text:p>93.5</text:p>
              </table:table-cell>
              <table:table-cell office:value-type="float" office:value="52">
                <text:p>5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1971873933326">
                <text:p>6.91971873933326</text:p>
              </table:table-cell>
              <table:table-cell office:value-type="float" office:value="93.5">
                <text:p>93.5</text:p>
              </table:table-cell>
              <table:table-cell office:value-type="float" office:value="52">
                <text:p>5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7388820114659">
                <text:p>9.07388820114659</text:p>
              </table:table-cell>
              <table:table-cell office:value-type="float" office:value="94.1">
                <text:p>94.1</text:p>
              </table:table-cell>
              <table:table-cell office:value-type="float" office:value="51.3">
                <text:p>51.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3584546976434">
                <text:p>11.3584546976434</text:p>
              </table:table-cell>
              <table:table-cell office:value-type="float" office:value="94.7">
                <text:p>94.7</text:p>
              </table:table-cell>
              <table:table-cell office:value-type="float" office:value="50.7">
                <text:p>50.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0244311065172">
                <text:p>13.0244311065172</text:p>
              </table:table-cell>
              <table:table-cell office:value-type="float" office:value="94.7">
                <text:p>94.7</text:p>
              </table:table-cell>
              <table:table-cell office:value-type="float" office:value="50.8">
                <text:p>50.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8746731808424">
                <text:p>13.8746731808424</text:p>
              </table:table-cell>
              <table:table-cell office:value-type="float" office:value="95.3">
                <text:p>95.3</text:p>
              </table:table-cell>
              <table:table-cell office:value-type="float" office:value="50.5">
                <text:p>50.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4659078674449">
                <text:p>14.4659078674449</text:p>
              </table:table-cell>
              <table:table-cell office:value-type="float" office:value="95.3">
                <text:p>95.3</text:p>
              </table:table-cell>
              <table:table-cell office:value-type="float" office:value="50.5">
                <text:p>50.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7600988295977">
                <text:p>14.7600988295977</text:p>
              </table:table-cell>
              <table:table-cell office:value-type="float" office:value="95.3">
                <text:p>95.3</text:p>
              </table:table-cell>
              <table:table-cell office:value-type="float" office:value="50.5">
                <text:p>50.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9727765462425">
                <text:p>14.9727765462425</text:p>
              </table:table-cell>
              <table:table-cell office:value-type="float" office:value="95.3">
                <text:p>95.3</text:p>
              </table:table-cell>
              <table:table-cell office:value-type="float" office:value="50.5">
                <text:p>50.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1170863601941">
                <text:p>14.1170863601941</text:p>
              </table:table-cell>
              <table:table-cell office:value-type="float" office:value="96">
                <text:p>96</text:p>
              </table:table-cell>
              <table:table-cell office:value-type="float" office:value="50.5">
                <text:p>50.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>
      <style:graphic-properties svg:stroke-color="#e6e6e6"/>
    </style:style>
    <style:style style:name="ch9" style:family="chart" style:data-style-name="N11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line" chart:column-mapping="3 0 1 2" chart:style-name="ch1">
        <chart:legend chart:legend-position="bottom" svg:x="5.083cm" svg:y="14.218cm" style:legend-expansion="wide" chart:style-name="ch2"/>
        <chart:plot-area chart:style-name="ch3" table:cell-range-address="lz4.M1:lz4.P19" chart:data-source-has-labels="row" svg:x="0.52cm" svg:y="0.3cm" svg:width="24.961cm" svg:height="13.618cm">
          <chartooo:coordinate-region svg:x="1.981cm" svg:y="0.499cm" svg:width="22.704cm" svg:height="12.7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lz4.P2:lz4.P19" chart:label-cell-address="lz4.P1:lz4.P1" chart:class="chart:line">
            <chart:data-point chart:repeated="18"/>
          </chart:series>
          <chart:series chart:style-name="ch10" chart:values-cell-range-address="lz4.M2:lz4.M19" chart:label-cell-address="lz4.M1:lz4.M1" chart:class="chart:line">
            <chart:data-point chart:repeated="18"/>
          </chart:series>
          <chart:series chart:style-name="ch11" chart:values-cell-range-address="lz4.N2:lz4.N19" chart:label-cell-address="lz4.N1:lz4.N1" chart:class="chart:line">
            <chart:data-point chart:repeated="18"/>
          </chart:series>
          <chart:series chart:style-name="ch12" chart:values-cell-range-address="lz4.O2:lz4.O19" chart:label-cell-address="lz4.O1:lz4.O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 Max (conf)</text:p>
                <draw:g>
                  <svg:desc>lz4.P1:lz4.P1</svg:desc>
                </draw:g>
              </table:table-cell>
              <table:table-cell office:value-type="string">
                <text:p>Chunksize Avg (actual)</text:p>
                <draw:g>
                  <svg:desc>lz4.M1:lz4.M1</svg:desc>
                </draw:g>
              </table:table-cell>
              <table:table-cell office:value-type="string">
                <text:p>Chunksize Avg (conf)</text:p>
                <draw:g>
                  <svg:desc>lz4.N1:lz4.N1</svg:desc>
                </draw:g>
              </table:table-cell>
              <table:table-cell office:value-type="string">
                <text:p>Chunksize Min (conf)</text:p>
                <draw:g>
                  <svg:desc>lz4.O1:lz4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z4.P2:lz4.P19</svg:desc>
                </draw:g>
              </table:table-cell>
              <table:table-cell office:value-type="float" office:value="2.15957581316335">
                <text:p>2.15957581316335</text:p>
                <draw:g>
                  <svg:desc>lz4.M2:lz4.M19</svg:desc>
                </draw:g>
              </table:table-cell>
              <table:table-cell office:value-type="float" office:value="1">
                <text:p>1</text:p>
                <draw:g>
                  <svg:desc>lz4.N2:lz4.N19</svg:desc>
                </draw:g>
              </table:table-cell>
              <table:table-cell office:value-type="float" office:value="0.25">
                <text:p>0.25</text:p>
                <draw:g>
                  <svg:desc>lz4.O2:lz4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.0037198206087">
                <text:p>1.003719820608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52637537597097">
                <text:p>1.52637537597097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.54240250847166">
                <text:p>1.54240250847166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44836522147844">
                <text:p>2.4483652214784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2.70088666965209">
                <text:p>2.7008866696520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4.09009175608849">
                <text:p>4.0900917560884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4.50312071637079">
                <text:p>4.5031207163707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.34943289067068">
                <text:p>6.34943289067068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6.91971873933326">
                <text:p>6.9197187393332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9.07388820114659">
                <text:p>9.07388820114659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">
                <text:p>1024</text:p>
              </table:table-cell>
              <table:table-cell office:value-type="float" office:value="11.3584546976434">
                <text:p>11.3584546976434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13.0244311065172">
                <text:p>13.0244311065172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">
                <text:p>1024</text:p>
              </table:table-cell>
              <table:table-cell office:value-type="float" office:value="13.8746731808424">
                <text:p>13.8746731808424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8">
                <text:p>2048</text:p>
              </table:table-cell>
              <table:table-cell office:value-type="float" office:value="14.4659078674449">
                <text:p>14.4659078674449</text:p>
              </table:table-cell>
              <table:table-cell office:value-type="float" office:value="512">
                <text:p>5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6">
                <text:p>4096</text:p>
              </table:table-cell>
              <table:table-cell office:value-type="float" office:value="14.7600988295977">
                <text:p>14.7600988295977</text:p>
              </table:table-cell>
              <table:table-cell office:value-type="float" office:value="1024">
                <text:p>10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2">
                <text:p>8192</text:p>
              </table:table-cell>
              <table:table-cell office:value-type="float" office:value="14.9727765462425">
                <text:p>14.9727765462425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  <table:table-cell office:value-type="float" office:value="14.1170863601941">
                <text:p>14.1170863601941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